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7634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4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rdel_results" table:style-name="ta1">
        <table:shapes>
          <draw:frame draw:z-index="0" draw:style-name="gr1" draw:text-style-name="P1" svg:width="3.1157in" svg:height="1.7524in" svg:x="8.5854in" svg:y="0.5264in">
            <draw:object draw:notify-on-update-of-ranges="dardel_results.D2:dardel_results.D193 dardel_results.G1:dardel_results.G1 dardel_results.G2:dardel_results.G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7559in" svg:height="1.7862in" svg:x="8.3913in" svg:y="2.5898in">
            <draw:object draw:notify-on-update-of-ranges="dardel_results.D2:dardel_results.D193 dardel_results.H1:dardel_results.H1 dardel_results.H2:dardel_results.H1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hpc_cluster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n_workers</text:p>
          </table:table-cell>
          <table:table-cell office:value-type="string" calcext:value-type="string">
            <text:p>core_secs</text:p>
          </table:table-cell>
          <table:table-cell office:value-type="string" calcext:value-type="string">
            <text:p>wall_clock_sec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9.312759399414" calcext:value-type="float">
            <text:p>219.312759399414</text:p>
          </table:table-cell>
          <table:table-cell table:formula="of:=[.E2]/[.D2]" office:value-type="float" office:value="219.312759399414" calcext:value-type="float">
            <text:p>219.312759399414</text:p>
          </table:table-cell>
          <table:table-cell table:formula="of:=[.F$2]/[.F2]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0.00780582428" calcext:value-type="float">
            <text:p>210.00780582428</text:p>
          </table:table-cell>
          <table:table-cell table:formula="of:=[.E3]/[.D3]" office:value-type="float" office:value="210.00780582428" calcext:value-type="float">
            <text:p>210.00780582428</text:p>
          </table:table-cell>
          <table:table-cell table:formula="of:=[.F$2]/[.F3]" office:value-type="float" office:value="1.04430765579695" calcext:value-type="float">
            <text:p>1.04430765579695</text:p>
          </table:table-cell>
          <table:table-cell table:formula="of:=[.E$2]/[.E3]" office:value-type="float" office:value="1.04430765579695" calcext:value-type="float">
            <text:p>1.044307655796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218.312792301178" calcext:value-type="float">
            <text:p>218.312792301178</text:p>
          </table:table-cell>
          <table:table-cell table:formula="of:=[.E4]/[.D4]" office:value-type="float" office:value="218.312792301178" calcext:value-type="float">
            <text:p>218.312792301178</text:p>
          </table:table-cell>
          <table:table-cell table:formula="of:=[.F$2]/[.F4]" office:value-type="float" office:value="1.00458043290865" calcext:value-type="float">
            <text:p>1.00458043290865</text:p>
          </table:table-cell>
          <table:table-cell table:formula="of:=[.E$2]/[.E4]" office:value-type="float" office:value="1.00458043290865" calcext:value-type="float">
            <text:p>1.004580432908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0.167920589447" calcext:value-type="float">
            <text:p>210.167920589447</text:p>
          </table:table-cell>
          <table:table-cell table:formula="of:=[.E5]/[.D5]" office:value-type="float" office:value="105.083960294724" calcext:value-type="float">
            <text:p>105.083960294724</text:p>
          </table:table-cell>
          <table:table-cell table:formula="of:=[.F$2]/[.F5]" office:value-type="float" office:value="2.08702411656659" calcext:value-type="float">
            <text:p>2.08702411656659</text:p>
          </table:table-cell>
          <table:table-cell table:formula="of:=[.E$2]/[.E5]" office:value-type="float" office:value="1.0435120582833" calcext:value-type="float">
            <text:p>1.04351205828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4.425854682922" calcext:value-type="float">
            <text:p>214.425854682922</text:p>
          </table:table-cell>
          <table:table-cell table:formula="of:=[.E6]/[.D6]" office:value-type="float" office:value="107.212927341461" calcext:value-type="float">
            <text:p>107.212927341461</text:p>
          </table:table-cell>
          <table:table-cell table:formula="of:=[.F$2]/[.F6]" office:value-type="float" office:value="2.04558130103964" calcext:value-type="float">
            <text:p>2.04558130103964</text:p>
          </table:table-cell>
          <table:table-cell table:formula="of:=[.E$2]/[.E6]" office:value-type="float" office:value="1.02279065051982" calcext:value-type="float">
            <text:p>1.022790650519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216.590862751007" calcext:value-type="float">
            <text:p>216.590862751007</text:p>
          </table:table-cell>
          <table:table-cell table:formula="of:=[.E7]/[.D7]" office:value-type="float" office:value="108.295431375504" calcext:value-type="float">
            <text:p>108.295431375504</text:p>
          </table:table-cell>
          <table:table-cell table:formula="of:=[.F$2]/[.F7]" office:value-type="float" office:value="2.02513399331657" calcext:value-type="float">
            <text:p>2.02513399331657</text:p>
          </table:table-cell>
          <table:table-cell table:formula="of:=[.E$2]/[.E7]" office:value-type="float" office:value="1.01256699665829" calcext:value-type="float">
            <text:p>1.012566996658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23.395439624786" calcext:value-type="float">
            <text:p>223.395439624786</text:p>
          </table:table-cell>
          <table:table-cell table:formula="of:=[.E8]/[.D8]" office:value-type="float" office:value="74.4651465415953" calcext:value-type="float">
            <text:p>74.4651465415953</text:p>
          </table:table-cell>
          <table:table-cell table:formula="of:=[.F$2]/[.F8]" office:value-type="float" office:value="2.94517327347108" calcext:value-type="float">
            <text:p>2.94517327347108</text:p>
          </table:table-cell>
          <table:table-cell table:formula="of:=[.E$2]/[.E8]" office:value-type="float" office:value="0.98172442449036" calcext:value-type="float">
            <text:p>0.981724424490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19.666933059692" calcext:value-type="float">
            <text:p>219.666933059692</text:p>
          </table:table-cell>
          <table:table-cell table:formula="of:=[.E9]/[.D9]" office:value-type="float" office:value="73.2223110198973" calcext:value-type="float">
            <text:p>73.2223110198973</text:p>
          </table:table-cell>
          <table:table-cell table:formula="of:=[.F$2]/[.F9]" office:value-type="float" office:value="2.99516303630212" calcext:value-type="float">
            <text:p>2.99516303630212</text:p>
          </table:table-cell>
          <table:table-cell table:formula="of:=[.E$2]/[.E9]" office:value-type="float" office:value="0.998387678767374" calcext:value-type="float">
            <text:p>0.9983876787673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217.603141307831" calcext:value-type="float">
            <text:p>217.603141307831</text:p>
          </table:table-cell>
          <table:table-cell table:formula="of:=[.E10]/[.D10]" office:value-type="float" office:value="72.5343804359437" calcext:value-type="float">
            <text:p>72.5343804359437</text:p>
          </table:table-cell>
          <table:table-cell table:formula="of:=[.F$2]/[.F10]" office:value-type="float" office:value="3.02356976210878" calcext:value-type="float">
            <text:p>3.02356976210878</text:p>
          </table:table-cell>
          <table:table-cell table:formula="of:=[.E$2]/[.E10]" office:value-type="float" office:value="1.00785658736959" calcext:value-type="float">
            <text:p>1.007856587369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19.109917640686" calcext:value-type="float">
            <text:p>219.109917640686</text:p>
          </table:table-cell>
          <table:table-cell table:formula="of:=[.E11]/[.D11]" office:value-type="float" office:value="54.7774794101715" calcext:value-type="float">
            <text:p>54.7774794101715</text:p>
          </table:table-cell>
          <table:table-cell table:formula="of:=[.F$2]/[.F11]" office:value-type="float" office:value="4.00370301373689" calcext:value-type="float">
            <text:p>4.00370301373689</text:p>
          </table:table-cell>
          <table:table-cell table:formula="of:=[.E$2]/[.E11]" office:value-type="float" office:value="1.00092575343422" calcext:value-type="float">
            <text:p>1.000925753434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20.176381111145" calcext:value-type="float">
            <text:p>220.176381111145</text:p>
          </table:table-cell>
          <table:table-cell table:formula="of:=[.E12]/[.D12]" office:value-type="float" office:value="55.0440952777863" calcext:value-type="float">
            <text:p>55.0440952777863</text:p>
          </table:table-cell>
          <table:table-cell table:formula="of:=[.F$2]/[.F12]" office:value-type="float" office:value="3.9843103659462" calcext:value-type="float">
            <text:p>3.9843103659462</text:p>
          </table:table-cell>
          <table:table-cell table:formula="of:=[.E$2]/[.E12]" office:value-type="float" office:value="0.99607759148655" calcext:value-type="float">
            <text:p>0.996077591486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220.090507507324" calcext:value-type="float">
            <text:p>220.090507507324</text:p>
          </table:table-cell>
          <table:table-cell table:formula="of:=[.E13]/[.D13]" office:value-type="float" office:value="55.022626876831" calcext:value-type="float">
            <text:p>55.022626876831</text:p>
          </table:table-cell>
          <table:table-cell table:formula="of:=[.F$2]/[.F13]" office:value-type="float" office:value="3.98586494044257" calcext:value-type="float">
            <text:p>3.98586494044257</text:p>
          </table:table-cell>
          <table:table-cell table:formula="of:=[.E$2]/[.E13]" office:value-type="float" office:value="0.996466235110644" calcext:value-type="float">
            <text:p>0.9964662351106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17.823728322983" calcext:value-type="float">
            <text:p>217.823728322983</text:p>
          </table:table-cell>
          <table:table-cell table:formula="of:=[.E14]/[.D14]" office:value-type="float" office:value="43.5647456645966" calcext:value-type="float">
            <text:p>43.5647456645966</text:p>
          </table:table-cell>
          <table:table-cell table:formula="of:=[.F$2]/[.F14]" office:value-type="float" office:value="5.03417972614588" calcext:value-type="float">
            <text:p>5.03417972614588</text:p>
          </table:table-cell>
          <table:table-cell table:formula="of:=[.E$2]/[.E14]" office:value-type="float" office:value="1.00683594522918" calcext:value-type="float">
            <text:p>1.006835945229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21.589553356171" calcext:value-type="float">
            <text:p>221.589553356171</text:p>
          </table:table-cell>
          <table:table-cell table:formula="of:=[.E15]/[.D15]" office:value-type="float" office:value="44.3179106712342" calcext:value-type="float">
            <text:p>44.3179106712342</text:p>
          </table:table-cell>
          <table:table-cell table:formula="of:=[.F$2]/[.F15]" office:value-type="float" office:value="4.94862587332587" calcext:value-type="float">
            <text:p>4.94862587332587</text:p>
          </table:table-cell>
          <table:table-cell table:formula="of:=[.E$2]/[.E15]" office:value-type="float" office:value="0.989725174665173" calcext:value-type="float">
            <text:p>0.9897251746651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222.481861114502" calcext:value-type="float">
            <text:p>222.481861114502</text:p>
          </table:table-cell>
          <table:table-cell table:formula="of:=[.E16]/[.D16]" office:value-type="float" office:value="44.4963722229004" calcext:value-type="float">
            <text:p>44.4963722229004</text:p>
          </table:table-cell>
          <table:table-cell table:formula="of:=[.F$2]/[.F16]" office:value-type="float" office:value="4.92877842491939" calcext:value-type="float">
            <text:p>4.92877842491939</text:p>
          </table:table-cell>
          <table:table-cell table:formula="of:=[.E$2]/[.E16]" office:value-type="float" office:value="0.985755684983878" calcext:value-type="float">
            <text:p>0.9857556849838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24.868683338165" calcext:value-type="float">
            <text:p>224.868683338165</text:p>
          </table:table-cell>
          <table:table-cell table:formula="of:=[.E17]/[.D17]" office:value-type="float" office:value="37.4781138896942" calcext:value-type="float">
            <text:p>37.4781138896942</text:p>
          </table:table-cell>
          <table:table-cell table:formula="of:=[.F$2]/[.F17]" office:value-type="float" office:value="5.85175550842545" calcext:value-type="float">
            <text:p>5.85175550842545</text:p>
          </table:table-cell>
          <table:table-cell table:formula="of:=[.E$2]/[.E17]" office:value-type="float" office:value="0.975292584737574" calcext:value-type="float">
            <text:p>0.97529258473757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19.81906080246" calcext:value-type="float">
            <text:p>219.81906080246</text:p>
          </table:table-cell>
          <table:table-cell table:formula="of:=[.E18]/[.D18]" office:value-type="float" office:value="36.6365101337433" calcext:value-type="float">
            <text:p>36.6365101337433</text:p>
          </table:table-cell>
          <table:table-cell table:formula="of:=[.F$2]/[.F18]" office:value-type="float" office:value="5.986180413986" calcext:value-type="float">
            <text:p>5.986180413986</text:p>
          </table:table-cell>
          <table:table-cell table:formula="of:=[.E$2]/[.E18]" office:value-type="float" office:value="0.997696735664334" calcext:value-type="float">
            <text:p>0.997696735664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" calcext:value-type="float">
            <text:p>6</text:p>
          </table:table-cell>
          <table:table-cell office:value-type="float" office:value="222.867007255554" calcext:value-type="float">
            <text:p>222.867007255554</text:p>
          </table:table-cell>
          <table:table-cell table:formula="of:=[.E19]/[.D19]" office:value-type="float" office:value="37.144501209259" calcext:value-type="float">
            <text:p>37.144501209259</text:p>
          </table:table-cell>
          <table:table-cell table:formula="of:=[.F$2]/[.F19]" office:value-type="float" office:value="5.9043129469927" calcext:value-type="float">
            <text:p>5.9043129469927</text:p>
          </table:table-cell>
          <table:table-cell table:formula="of:=[.E$2]/[.E19]" office:value-type="float" office:value="0.984052157832117" calcext:value-type="float">
            <text:p>0.9840521578321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3.847281217575" calcext:value-type="float">
            <text:p>223.847281217575</text:p>
          </table:table-cell>
          <table:table-cell table:formula="of:=[.E20]/[.D20]" office:value-type="float" office:value="31.9781830310821" calcext:value-type="float">
            <text:p>31.9781830310821</text:p>
          </table:table-cell>
          <table:table-cell table:formula="of:=[.F$2]/[.F20]" office:value-type="float" office:value="6.85819951640925" calcext:value-type="float">
            <text:p>6.85819951640925</text:p>
          </table:table-cell>
          <table:table-cell table:formula="of:=[.E$2]/[.E20]" office:value-type="float" office:value="0.979742788058464" calcext:value-type="float">
            <text:p>0.9797427880584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7.693197011948" calcext:value-type="float">
            <text:p>227.693197011948</text:p>
          </table:table-cell>
          <table:table-cell table:formula="of:=[.E21]/[.D21]" office:value-type="float" office:value="32.5275995731354" calcext:value-type="float">
            <text:p>32.5275995731354</text:p>
          </table:table-cell>
          <table:table-cell table:formula="of:=[.F$2]/[.F21]" office:value-type="float" office:value="6.74235917428548" calcext:value-type="float">
            <text:p>6.74235917428548</text:p>
          </table:table-cell>
          <table:table-cell table:formula="of:=[.E$2]/[.E21]" office:value-type="float" office:value="0.963194167755068" calcext:value-type="float">
            <text:p>0.9631941677550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223.851538658142" calcext:value-type="float">
            <text:p>223.851538658142</text:p>
          </table:table-cell>
          <table:table-cell table:formula="of:=[.E22]/[.D22]" office:value-type="float" office:value="31.9787912368774" calcext:value-type="float">
            <text:p>31.9787912368774</text:p>
          </table:table-cell>
          <table:table-cell table:formula="of:=[.F$2]/[.F22]" office:value-type="float" office:value="6.85806908006285" calcext:value-type="float">
            <text:p>6.85806908006285</text:p>
          </table:table-cell>
          <table:table-cell table:formula="of:=[.E$2]/[.E22]" office:value-type="float" office:value="0.979724154294693" calcext:value-type="float">
            <text:p>0.9797241542946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36.640897750854" calcext:value-type="float">
            <text:p>236.640897750854</text:p>
          </table:table-cell>
          <table:table-cell table:formula="of:=[.E23]/[.D23]" office:value-type="float" office:value="29.5801122188568" calcext:value-type="float">
            <text:p>29.5801122188568</text:p>
          </table:table-cell>
          <table:table-cell table:formula="of:=[.F$2]/[.F23]" office:value-type="float" office:value="7.41419632815343" calcext:value-type="float">
            <text:p>7.41419632815343</text:p>
          </table:table-cell>
          <table:table-cell table:formula="of:=[.E$2]/[.E23]" office:value-type="float" office:value="0.926774541019178" calcext:value-type="float">
            <text:p>0.926774541019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26.776264190674" calcext:value-type="float">
            <text:p>226.776264190674</text:p>
          </table:table-cell>
          <table:table-cell table:formula="of:=[.E24]/[.D24]" office:value-type="float" office:value="28.3470330238343" calcext:value-type="float">
            <text:p>28.3470330238343</text:p>
          </table:table-cell>
          <table:table-cell table:formula="of:=[.F$2]/[.F24]" office:value-type="float" office:value="7.73670948966741" calcext:value-type="float">
            <text:p>7.73670948966741</text:p>
          </table:table-cell>
          <table:table-cell table:formula="of:=[.E$2]/[.E24]" office:value-type="float" office:value="0.967088686208427" calcext:value-type="float">
            <text:p>0.967088686208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222.084733963013" calcext:value-type="float">
            <text:p>222.084733963013</text:p>
          </table:table-cell>
          <table:table-cell table:formula="of:=[.E25]/[.D25]" office:value-type="float" office:value="27.7605917453766" calcext:value-type="float">
            <text:p>27.7605917453766</text:p>
          </table:table-cell>
          <table:table-cell table:formula="of:=[.F$2]/[.F25]" office:value-type="float" office:value="7.90014713702705" calcext:value-type="float">
            <text:p>7.90014713702705</text:p>
          </table:table-cell>
          <table:table-cell table:formula="of:=[.E$2]/[.E25]" office:value-type="float" office:value="0.987518392128382" calcext:value-type="float">
            <text:p>0.9875183921283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4.971251010895" calcext:value-type="float">
            <text:p>224.971251010895</text:p>
          </table:table-cell>
          <table:table-cell table:formula="of:=[.E26]/[.D26]" office:value-type="float" office:value="24.9968056678772" calcext:value-type="float">
            <text:p>24.9968056678772</text:p>
          </table:table-cell>
          <table:table-cell table:formula="of:=[.F$2]/[.F26]" office:value-type="float" office:value="8.77363141168263" calcext:value-type="float">
            <text:p>8.77363141168263</text:p>
          </table:table-cell>
          <table:table-cell table:formula="of:=[.E$2]/[.E26]" office:value-type="float" office:value="0.974847934631403" calcext:value-type="float">
            <text:p>0.9748479346314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9.937639951706" calcext:value-type="float">
            <text:p>229.937639951706</text:p>
          </table:table-cell>
          <table:table-cell table:formula="of:=[.E27]/[.D27]" office:value-type="float" office:value="25.5486266613007" calcext:value-type="float">
            <text:p>25.5486266613007</text:p>
          </table:table-cell>
          <table:table-cell table:formula="of:=[.F$2]/[.F27]" office:value-type="float" office:value="8.58413104965889" calcext:value-type="float">
            <text:p>8.58413104965889</text:p>
          </table:table-cell>
          <table:table-cell table:formula="of:=[.E$2]/[.E27]" office:value-type="float" office:value="0.953792338850988" calcext:value-type="float">
            <text:p>0.9537923388509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224.379193067551" calcext:value-type="float">
            <text:p>224.379193067551</text:p>
          </table:table-cell>
          <table:table-cell table:formula="of:=[.E28]/[.D28]" office:value-type="float" office:value="24.9310214519501" calcext:value-type="float">
            <text:p>24.9310214519501</text:p>
          </table:table-cell>
          <table:table-cell table:formula="of:=[.F$2]/[.F28]" office:value-type="float" office:value="8.79678194582193" calcext:value-type="float">
            <text:p>8.79678194582193</text:p>
          </table:table-cell>
          <table:table-cell table:formula="of:=[.E$2]/[.E28]" office:value-type="float" office:value="0.977420216202437" calcext:value-type="float">
            <text:p>0.9774202162024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30.226531028748" calcext:value-type="float">
            <text:p>230.226531028748</text:p>
          </table:table-cell>
          <table:table-cell table:formula="of:=[.E29]/[.D29]" office:value-type="float" office:value="23.0226531028748" calcext:value-type="float">
            <text:p>23.0226531028748</text:p>
          </table:table-cell>
          <table:table-cell table:formula="of:=[.F$2]/[.F29]" office:value-type="float" office:value="9.52595508516908" calcext:value-type="float">
            <text:p>9.52595508516908</text:p>
          </table:table-cell>
          <table:table-cell table:formula="of:=[.E$2]/[.E29]" office:value-type="float" office:value="0.952595508516908" calcext:value-type="float">
            <text:p>0.9525955085169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25.303945541382" calcext:value-type="float">
            <text:p>225.303945541382</text:p>
          </table:table-cell>
          <table:table-cell table:formula="of:=[.E30]/[.D30]" office:value-type="float" office:value="22.5303945541382" calcext:value-type="float">
            <text:p>22.5303945541382</text:p>
          </table:table-cell>
          <table:table-cell table:formula="of:=[.F$2]/[.F30]" office:value-type="float" office:value="9.73408427768223" calcext:value-type="float">
            <text:p>9.73408427768223</text:p>
          </table:table-cell>
          <table:table-cell table:formula="of:=[.E$2]/[.E30]" office:value-type="float" office:value="0.973408427768223" calcext:value-type="float">
            <text:p>0.9734084277682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0" calcext:value-type="float">
            <text:p>10</text:p>
          </table:table-cell>
          <table:table-cell office:value-type="float" office:value="223.657109737396" calcext:value-type="float">
            <text:p>223.657109737396</text:p>
          </table:table-cell>
          <table:table-cell table:formula="of:=[.E31]/[.D31]" office:value-type="float" office:value="22.3657109737396" calcext:value-type="float">
            <text:p>22.3657109737396</text:p>
          </table:table-cell>
          <table:table-cell table:formula="of:=[.F$2]/[.F31]" office:value-type="float" office:value="9.80575845127021" calcext:value-type="float">
            <text:p>9.80575845127021</text:p>
          </table:table-cell>
          <table:table-cell table:formula="of:=[.E$2]/[.E31]" office:value-type="float" office:value="0.980575845127021" calcext:value-type="float">
            <text:p>0.9805758451270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2.128576517105" calcext:value-type="float">
            <text:p>222.128576517105</text:p>
          </table:table-cell>
          <table:table-cell table:formula="of:=[.E32]/[.D32]" office:value-type="float" office:value="20.1935069561005" calcext:value-type="float">
            <text:p>20.1935069561005</text:p>
          </table:table-cell>
          <table:table-cell table:formula="of:=[.F$2]/[.F32]" office:value-type="float" office:value="10.8605582911471" calcext:value-type="float">
            <text:p>10.8605582911471</text:p>
          </table:table-cell>
          <table:table-cell table:formula="of:=[.E$2]/[.E32]" office:value-type="float" office:value="0.987323481013375" calcext:value-type="float">
            <text:p>0.9873234810133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6.496912240982" calcext:value-type="float">
            <text:p>226.496912240982</text:p>
          </table:table-cell>
          <table:table-cell table:formula="of:=[.E33]/[.D33]" office:value-type="float" office:value="20.5906283855438" calcext:value-type="float">
            <text:p>20.5906283855438</text:p>
          </table:table-cell>
          <table:table-cell table:formula="of:=[.F$2]/[.F33]" office:value-type="float" office:value="10.6510959885706" calcext:value-type="float">
            <text:p>10.6510959885706</text:p>
          </table:table-cell>
          <table:table-cell table:formula="of:=[.E$2]/[.E33]" office:value-type="float" office:value="0.96828145350642" calcext:value-type="float">
            <text:p>0.968281453506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225.462866544724" calcext:value-type="float">
            <text:p>225.462866544724</text:p>
          </table:table-cell>
          <table:table-cell table:formula="of:=[.E34]/[.D34]" office:value-type="float" office:value="20.4966242313385" calcext:value-type="float">
            <text:p>20.4966242313385</text:p>
          </table:table-cell>
          <table:table-cell table:formula="of:=[.F$2]/[.F34]" office:value-type="float" office:value="10.6999453629097" calcext:value-type="float">
            <text:p>10.6999453629097</text:p>
          </table:table-cell>
          <table:table-cell table:formula="of:=[.E$2]/[.E34]" office:value-type="float" office:value="0.972722305719066" calcext:value-type="float">
            <text:p>0.97272230571906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30.462968826294" calcext:value-type="float">
            <text:p>230.462968826294</text:p>
          </table:table-cell>
          <table:table-cell table:formula="of:=[.E35]/[.D35]" office:value-type="float" office:value="19.2052474021912" calcext:value-type="float">
            <text:p>19.2052474021912</text:p>
          </table:table-cell>
          <table:table-cell table:formula="of:=[.F$2]/[.F35]" office:value-type="float" office:value="11.4194185998558" calcext:value-type="float">
            <text:p>11.4194185998558</text:p>
          </table:table-cell>
          <table:table-cell table:formula="of:=[.E$2]/[.E35]" office:value-type="float" office:value="0.95161821665465" calcext:value-type="float">
            <text:p>0.951618216654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28.740627288818" calcext:value-type="float">
            <text:p>228.740627288818</text:p>
          </table:table-cell>
          <table:table-cell table:formula="of:=[.E36]/[.D36]" office:value-type="float" office:value="19.0617189407348" calcext:value-type="float">
            <text:p>19.0617189407348</text:p>
          </table:table-cell>
          <table:table-cell table:formula="of:=[.F$2]/[.F36]" office:value-type="float" office:value="11.5054030584169" calcext:value-type="float">
            <text:p>11.5054030584169</text:p>
          </table:table-cell>
          <table:table-cell table:formula="of:=[.E$2]/[.E36]" office:value-type="float" office:value="0.958783588201409" calcext:value-type="float">
            <text:p>0.9587835882014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2" calcext:value-type="float">
            <text:p>12</text:p>
          </table:table-cell>
          <table:table-cell office:value-type="float" office:value="225.090634346008" calcext:value-type="float">
            <text:p>225.090634346008</text:p>
          </table:table-cell>
          <table:table-cell table:formula="of:=[.E37]/[.D37]" office:value-type="float" office:value="18.7575528621673" calcext:value-type="float">
            <text:p>18.7575528621673</text:p>
          </table:table-cell>
          <table:table-cell table:formula="of:=[.F$2]/[.F37]" office:value-type="float" office:value="11.6919707496468" calcext:value-type="float">
            <text:p>11.6919707496468</text:p>
          </table:table-cell>
          <table:table-cell table:formula="of:=[.E$2]/[.E37]" office:value-type="float" office:value="0.9743308958039" calcext:value-type="float">
            <text:p>0.97433089580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26.012664794922" calcext:value-type="float">
            <text:p>226.012664794922</text:p>
          </table:table-cell>
          <table:table-cell table:formula="of:=[.E38]/[.D38]" office:value-type="float" office:value="17.3855895996094" calcext:value-type="float">
            <text:p>17.3855895996094</text:p>
          </table:table-cell>
          <table:table-cell table:formula="of:=[.F$2]/[.F38]" office:value-type="float" office:value="12.6146288075465" calcext:value-type="float">
            <text:p>12.6146288075465</text:p>
          </table:table-cell>
          <table:table-cell table:formula="of:=[.E$2]/[.E38]" office:value-type="float" office:value="0.970356062118964" calcext:value-type="float">
            <text:p>0.9703560621189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31.704256057739" calcext:value-type="float">
            <text:p>231.704256057739</text:p>
          </table:table-cell>
          <table:table-cell table:formula="of:=[.E39]/[.D39]" office:value-type="float" office:value="17.8234043121338" calcext:value-type="float">
            <text:p>17.8234043121338</text:p>
          </table:table-cell>
          <table:table-cell table:formula="of:=[.F$2]/[.F39]" office:value-type="float" office:value="12.3047626344935" calcext:value-type="float">
            <text:p>12.3047626344935</text:p>
          </table:table-cell>
          <table:table-cell table:formula="of:=[.E$2]/[.E39]" office:value-type="float" office:value="0.946520202653347" calcext:value-type="float">
            <text:p>0.9465202026533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227.15483379364" calcext:value-type="float">
            <text:p>227.15483379364</text:p>
          </table:table-cell>
          <table:table-cell table:formula="of:=[.E40]/[.D40]" office:value-type="float" office:value="17.4734487533569" calcext:value-type="float">
            <text:p>17.4734487533569</text:p>
          </table:table-cell>
          <table:table-cell table:formula="of:=[.F$2]/[.F40]" office:value-type="float" office:value="12.5512005383185" calcext:value-type="float">
            <text:p>12.5512005383185</text:p>
          </table:table-cell>
          <table:table-cell table:formula="of:=[.E$2]/[.E40]" office:value-type="float" office:value="0.965476964486038" calcext:value-type="float">
            <text:p>0.9654769644860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5.813559532166" calcext:value-type="float">
            <text:p>225.813559532166</text:p>
          </table:table-cell>
          <table:table-cell table:formula="of:=[.E41]/[.D41]" office:value-type="float" office:value="16.1295399665833" calcext:value-type="float">
            <text:p>16.1295399665833</text:p>
          </table:table-cell>
          <table:table-cell table:formula="of:=[.F$2]/[.F41]" office:value-type="float" office:value="13.5969630785366" calcext:value-type="float">
            <text:p>13.5969630785366</text:p>
          </table:table-cell>
          <table:table-cell table:formula="of:=[.E$2]/[.E41]" office:value-type="float" office:value="0.971211648466903" calcext:value-type="float">
            <text:p>0.9712116484669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7.173640727997" calcext:value-type="float">
            <text:p>227.173640727997</text:p>
          </table:table-cell>
          <table:table-cell table:formula="of:=[.E42]/[.D42]" office:value-type="float" office:value="16.2266886234284" calcext:value-type="float">
            <text:p>16.2266886234284</text:p>
          </table:table-cell>
          <table:table-cell table:formula="of:=[.F$2]/[.F42]" office:value-type="float" office:value="13.5155585029694" calcext:value-type="float">
            <text:p>13.5155585029694</text:p>
          </table:table-cell>
          <table:table-cell table:formula="of:=[.E$2]/[.E42]" office:value-type="float" office:value="0.965397035926386" calcext:value-type="float">
            <text:p>0.9653970359263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224.556738376617" calcext:value-type="float">
            <text:p>224.556738376617</text:p>
          </table:table-cell>
          <table:table-cell table:formula="of:=[.E43]/[.D43]" office:value-type="float" office:value="16.0397670269012" calcext:value-type="float">
            <text:p>16.0397670269012</text:p>
          </table:table-cell>
          <table:table-cell table:formula="of:=[.F$2]/[.F43]" office:value-type="float" office:value="13.6730638937331" calcext:value-type="float">
            <text:p>13.6730638937331</text:p>
          </table:table-cell>
          <table:table-cell table:formula="of:=[.E$2]/[.E43]" office:value-type="float" office:value="0.976647420980937" calcext:value-type="float">
            <text:p>0.9766474209809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33.164558410645" calcext:value-type="float">
            <text:p>233.164558410645</text:p>
          </table:table-cell>
          <table:table-cell table:formula="of:=[.E44]/[.D44]" office:value-type="float" office:value="15.544303894043" calcext:value-type="float">
            <text:p>15.544303894043</text:p>
          </table:table-cell>
          <table:table-cell table:formula="of:=[.F$2]/[.F44]" office:value-type="float" office:value="14.108882642436" calcext:value-type="float">
            <text:p>14.108882642436</text:p>
          </table:table-cell>
          <table:table-cell table:formula="of:=[.E$2]/[.E44]" office:value-type="float" office:value="0.940592176162402" calcext:value-type="float">
            <text:p>0.9405921761624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26.649032831192" calcext:value-type="float">
            <text:p>226.649032831192</text:p>
          </table:table-cell>
          <table:table-cell table:formula="of:=[.E45]/[.D45]" office:value-type="float" office:value="15.1099355220795" calcext:value-type="float">
            <text:p>15.1099355220795</text:p>
          </table:table-cell>
          <table:table-cell table:formula="of:=[.F$2]/[.F45]" office:value-type="float" office:value="14.5144735448369" calcext:value-type="float">
            <text:p>14.5144735448369</text:p>
          </table:table-cell>
          <table:table-cell table:formula="of:=[.E$2]/[.E45]" office:value-type="float" office:value="0.967631569655795" calcext:value-type="float">
            <text:p>0.9676315696557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230.655791759491" calcext:value-type="float">
            <text:p>230.655791759491</text:p>
          </table:table-cell>
          <table:table-cell table:formula="of:=[.E46]/[.D46]" office:value-type="float" office:value="15.3770527839661" calcext:value-type="float">
            <text:p>15.3770527839661</text:p>
          </table:table-cell>
          <table:table-cell table:formula="of:=[.F$2]/[.F46]" office:value-type="float" office:value="14.2623402859159" calcext:value-type="float">
            <text:p>14.2623402859159</text:p>
          </table:table-cell>
          <table:table-cell table:formula="of:=[.E$2]/[.E46]" office:value-type="float" office:value="0.950822685727725" calcext:value-type="float">
            <text:p>0.9508226857277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29.267223358154" calcext:value-type="float">
            <text:p>229.267223358154</text:p>
          </table:table-cell>
          <table:table-cell table:formula="of:=[.E47]/[.D47]" office:value-type="float" office:value="14.3292014598846" calcext:value-type="float">
            <text:p>14.3292014598846</text:p>
          </table:table-cell>
          <table:table-cell table:formula="of:=[.F$2]/[.F47]" office:value-type="float" office:value="15.3053022538201" calcext:value-type="float">
            <text:p>15.3053022538201</text:p>
          </table:table-cell>
          <table:table-cell table:formula="of:=[.E$2]/[.E47]" office:value-type="float" office:value="0.956581390863754" calcext:value-type="float">
            <text:p>0.9565813908637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25.192848205566" calcext:value-type="float">
            <text:p>225.192848205566</text:p>
          </table:table-cell>
          <table:table-cell table:formula="of:=[.E48]/[.D48]" office:value-type="float" office:value="14.0745530128479" calcext:value-type="float">
            <text:p>14.0745530128479</text:p>
          </table:table-cell>
          <table:table-cell table:formula="of:=[.F$2]/[.F48]" office:value-type="float" office:value="15.5822184334533" calcext:value-type="float">
            <text:p>15.5822184334533</text:p>
          </table:table-cell>
          <table:table-cell table:formula="of:=[.E$2]/[.E48]" office:value-type="float" office:value="0.973888652090832" calcext:value-type="float">
            <text:p>0.9738886520908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238.677787780762" calcext:value-type="float">
            <text:p>238.677787780762</text:p>
          </table:table-cell>
          <table:table-cell table:formula="of:=[.E49]/[.D49]" office:value-type="float" office:value="14.9173617362976" calcext:value-type="float">
            <text:p>14.9173617362976</text:p>
          </table:table-cell>
          <table:table-cell table:formula="of:=[.F$2]/[.F49]" office:value-type="float" office:value="14.7018462967062" calcext:value-type="float">
            <text:p>14.7018462967062</text:p>
          </table:table-cell>
          <table:table-cell table:formula="of:=[.E$2]/[.E49]" office:value-type="float" office:value="0.918865393544137" calcext:value-type="float">
            <text:p>0.9188653935441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8.797201871872" calcext:value-type="float">
            <text:p>228.797201871872</text:p>
          </table:table-cell>
          <table:table-cell table:formula="of:=[.E50]/[.D50]" office:value-type="float" office:value="13.4586589336395" calcext:value-type="float">
            <text:p>13.4586589336395</text:p>
          </table:table-cell>
          <table:table-cell table:formula="of:=[.F$2]/[.F50]" office:value-type="float" office:value="16.2952906735193" calcext:value-type="float">
            <text:p>16.2952906735193</text:p>
          </table:table-cell>
          <table:table-cell table:formula="of:=[.E$2]/[.E50]" office:value-type="float" office:value="0.95854651020702" calcext:value-type="float">
            <text:p>0.958546510207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7.410529613495" calcext:value-type="float">
            <text:p>227.410529613495</text:p>
          </table:table-cell>
          <table:table-cell table:formula="of:=[.E51]/[.D51]" office:value-type="float" office:value="13.3770899772644" calcext:value-type="float">
            <text:p>13.3770899772644</text:p>
          </table:table-cell>
          <table:table-cell table:formula="of:=[.F$2]/[.F51]" office:value-type="float" office:value="16.3946538277126" calcext:value-type="float">
            <text:p>16.3946538277126</text:p>
          </table:table-cell>
          <table:table-cell table:formula="of:=[.E$2]/[.E51]" office:value-type="float" office:value="0.964391401630154" calcext:value-type="float">
            <text:p>0.9643914016301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228.763447523117" calcext:value-type="float">
            <text:p>228.763447523117</text:p>
          </table:table-cell>
          <table:table-cell table:formula="of:=[.E52]/[.D52]" office:value-type="float" office:value="13.4566733837128" calcext:value-type="float">
            <text:p>13.4566733837128</text:p>
          </table:table-cell>
          <table:table-cell table:formula="of:=[.F$2]/[.F52]" office:value-type="float" office:value="16.2976950651755" calcext:value-type="float">
            <text:p>16.2976950651755</text:p>
          </table:table-cell>
          <table:table-cell table:formula="of:=[.E$2]/[.E52]" office:value-type="float" office:value="0.958687945010323" calcext:value-type="float">
            <text:p>0.9586879450103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4.120231628418" calcext:value-type="float">
            <text:p>234.120231628418</text:p>
          </table:table-cell>
          <table:table-cell table:formula="of:=[.E53]/[.D53]" office:value-type="float" office:value="13.0066795349121" calcext:value-type="float">
            <text:p>13.0066795349121</text:p>
          </table:table-cell>
          <table:table-cell table:formula="of:=[.F$2]/[.F53]" office:value-type="float" office:value="16.8615486228243" calcext:value-type="float">
            <text:p>16.8615486228243</text:p>
          </table:table-cell>
          <table:table-cell table:formula="of:=[.E$2]/[.E53]" office:value-type="float" office:value="0.936752701268015" calcext:value-type="float">
            <text:p>0.9367527012680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0.08137845993" calcext:value-type="float">
            <text:p>230.08137845993</text:p>
          </table:table-cell>
          <table:table-cell table:formula="of:=[.E54]/[.D54]" office:value-type="float" office:value="12.7822988033294" calcext:value-type="float">
            <text:p>12.7822988033294</text:p>
          </table:table-cell>
          <table:table-cell table:formula="of:=[.F$2]/[.F54]" office:value-type="float" office:value="17.1575365881987" calcext:value-type="float">
            <text:p>17.1575365881987</text:p>
          </table:table-cell>
          <table:table-cell table:formula="of:=[.E$2]/[.E54]" office:value-type="float" office:value="0.953196477122153" calcext:value-type="float">
            <text:p>0.9531964771221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8" calcext:value-type="float">
            <text:p>18</text:p>
          </table:table-cell>
          <table:table-cell office:value-type="float" office:value="231.444189548492" calcext:value-type="float">
            <text:p>231.444189548492</text:p>
          </table:table-cell>
          <table:table-cell table:formula="of:=[.E55]/[.D55]" office:value-type="float" office:value="12.8580105304718" calcext:value-type="float">
            <text:p>12.8580105304718</text:p>
          </table:table-cell>
          <table:table-cell table:formula="of:=[.F$2]/[.F55]" office:value-type="float" office:value="17.05650799396" calcext:value-type="float">
            <text:p>17.05650799396</text:p>
          </table:table-cell>
          <table:table-cell table:formula="of:=[.E$2]/[.E55]" office:value-type="float" office:value="0.947583777442223" calcext:value-type="float">
            <text:p>0.9475837774422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29.057562828064" calcext:value-type="float">
            <text:p>229.057562828064</text:p>
          </table:table-cell>
          <table:table-cell table:formula="of:=[.E56]/[.D56]" office:value-type="float" office:value="12.0556612014771" calcext:value-type="float">
            <text:p>12.0556612014771</text:p>
          </table:table-cell>
          <table:table-cell table:formula="of:=[.F$2]/[.F56]" office:value-type="float" office:value="18.1916823751271" calcext:value-type="float">
            <text:p>18.1916823751271</text:p>
          </table:table-cell>
          <table:table-cell table:formula="of:=[.E$2]/[.E56]" office:value-type="float" office:value="0.957456967111954" calcext:value-type="float">
            <text:p>0.9574569671119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33.534628629684" calcext:value-type="float">
            <text:p>233.534628629684</text:p>
          </table:table-cell>
          <table:table-cell table:formula="of:=[.E57]/[.D57]" office:value-type="float" office:value="12.2912962436676" calcext:value-type="float">
            <text:p>12.2912962436676</text:p>
          </table:table-cell>
          <table:table-cell table:formula="of:=[.F$2]/[.F57]" office:value-type="float" office:value="17.842931701561" calcext:value-type="float">
            <text:p>17.842931701561</text:p>
          </table:table-cell>
          <table:table-cell table:formula="of:=[.E$2]/[.E57]" office:value-type="float" office:value="0.939101668503211" calcext:value-type="float">
            <text:p>0.939101668503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230.514182806015" calcext:value-type="float">
            <text:p>230.514182806015</text:p>
          </table:table-cell>
          <table:table-cell table:formula="of:=[.E58]/[.D58]" office:value-type="float" office:value="12.1323254108429" calcext:value-type="float">
            <text:p>12.1323254108429</text:p>
          </table:table-cell>
          <table:table-cell table:formula="of:=[.F$2]/[.F58]" office:value-type="float" office:value="18.0767290665819" calcext:value-type="float">
            <text:p>18.0767290665819</text:p>
          </table:table-cell>
          <table:table-cell table:formula="of:=[.E$2]/[.E58]" office:value-type="float" office:value="0.951406792977995" calcext:value-type="float">
            <text:p>0.9514067929779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32.274856567383" calcext:value-type="float">
            <text:p>232.274856567383</text:p>
          </table:table-cell>
          <table:table-cell table:formula="of:=[.E59]/[.D59]" office:value-type="float" office:value="11.6137428283692" calcext:value-type="float">
            <text:p>11.6137428283692</text:p>
          </table:table-cell>
          <table:table-cell table:formula="of:=[.F$2]/[.F59]" office:value-type="float" office:value="18.8839001035647" calcext:value-type="float">
            <text:p>18.8839001035647</text:p>
          </table:table-cell>
          <table:table-cell table:formula="of:=[.E$2]/[.E59]" office:value-type="float" office:value="0.944195005178235" calcext:value-type="float">
            <text:p>0.944195005178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31.550498008728" calcext:value-type="float">
            <text:p>231.550498008728</text:p>
          </table:table-cell>
          <table:table-cell table:formula="of:=[.E60]/[.D60]" office:value-type="float" office:value="11.5775249004364" calcext:value-type="float">
            <text:p>11.5775249004364</text:p>
          </table:table-cell>
          <table:table-cell table:formula="of:=[.F$2]/[.F60]" office:value-type="float" office:value="18.9429745377742" calcext:value-type="float">
            <text:p>18.9429745377742</text:p>
          </table:table-cell>
          <table:table-cell table:formula="of:=[.E$2]/[.E60]" office:value-type="float" office:value="0.947148726888712" calcext:value-type="float">
            <text:p>0.94714872688871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0" calcext:value-type="float">
            <text:p>20</text:p>
          </table:table-cell>
          <table:table-cell office:value-type="float" office:value="229.066653251648" calcext:value-type="float">
            <text:p>229.066653251648</text:p>
          </table:table-cell>
          <table:table-cell table:formula="of:=[.E61]/[.D61]" office:value-type="float" office:value="11.4533326625824" calcext:value-type="float">
            <text:p>11.4533326625824</text:p>
          </table:table-cell>
          <table:table-cell table:formula="of:=[.F$2]/[.F61]" office:value-type="float" office:value="19.1483794158796" calcext:value-type="float">
            <text:p>19.1483794158796</text:p>
          </table:table-cell>
          <table:table-cell table:formula="of:=[.E$2]/[.E61]" office:value-type="float" office:value="0.957418970793979" calcext:value-type="float">
            <text:p>0.95741897079397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32.445945978165" calcext:value-type="float">
            <text:p>232.445945978165</text:p>
          </table:table-cell>
          <table:table-cell table:formula="of:=[.E62]/[.D62]" office:value-type="float" office:value="11.0688545703888" calcext:value-type="float">
            <text:p>11.0688545703888</text:p>
          </table:table-cell>
          <table:table-cell table:formula="of:=[.F$2]/[.F62]" office:value-type="float" office:value="19.8135008464304" calcext:value-type="float">
            <text:p>19.8135008464304</text:p>
          </table:table-cell>
          <table:table-cell table:formula="of:=[.E$2]/[.E62]" office:value-type="float" office:value="0.943500040306211" calcext:value-type="float">
            <text:p>0.9435000403062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28.338255167007" calcext:value-type="float">
            <text:p>228.338255167007</text:p>
          </table:table-cell>
          <table:table-cell table:formula="of:=[.E63]/[.D63]" office:value-type="float" office:value="10.873250246048" calcext:value-type="float">
            <text:p>10.873250246048</text:p>
          </table:table-cell>
          <table:table-cell table:formula="of:=[.F$2]/[.F63]" office:value-type="float" office:value="20.1699357999349" calcext:value-type="float">
            <text:p>20.1699357999349</text:p>
          </table:table-cell>
          <table:table-cell table:formula="of:=[.E$2]/[.E63]" office:value-type="float" office:value="0.960473133330235" calcext:value-type="float">
            <text:p>0.9604731333302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231.301358699799" calcext:value-type="float">
            <text:p>231.301358699799</text:p>
          </table:table-cell>
          <table:table-cell table:formula="of:=[.E64]/[.D64]" office:value-type="float" office:value="11.0143504142761" calcext:value-type="float">
            <text:p>11.0143504142761</text:p>
          </table:table-cell>
          <table:table-cell table:formula="of:=[.F$2]/[.F64]" office:value-type="float" office:value="19.9115473133263" calcext:value-type="float">
            <text:p>19.9115473133263</text:p>
          </table:table-cell>
          <table:table-cell table:formula="of:=[.E$2]/[.E64]" office:value-type="float" office:value="0.948168919682202" calcext:value-type="float">
            <text:p>0.9481689196822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28.373110294342" calcext:value-type="float">
            <text:p>228.373110294342</text:p>
          </table:table-cell>
          <table:table-cell table:formula="of:=[.E65]/[.D65]" office:value-type="float" office:value="10.3805959224701" calcext:value-type="float">
            <text:p>10.3805959224701</text:p>
          </table:table-cell>
          <table:table-cell table:formula="of:=[.F$2]/[.F65]" office:value-type="float" office:value="21.1271839340827" calcext:value-type="float">
            <text:p>21.1271839340827</text:p>
          </table:table-cell>
          <table:table-cell table:formula="of:=[.E$2]/[.E65]" office:value-type="float" office:value="0.960326542458302" calcext:value-type="float">
            <text:p>0.9603265424583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33.90780210495" calcext:value-type="float">
            <text:p>233.90780210495</text:p>
          </table:table-cell>
          <table:table-cell table:formula="of:=[.E66]/[.D66]" office:value-type="float" office:value="10.6321728229523" calcext:value-type="float">
            <text:p>10.6321728229523</text:p>
          </table:table-cell>
          <table:table-cell table:formula="of:=[.F$2]/[.F66]" office:value-type="float" office:value="20.6272756332526" calcext:value-type="float">
            <text:p>20.6272756332526</text:p>
          </table:table-cell>
          <table:table-cell table:formula="of:=[.E$2]/[.E66]" office:value-type="float" office:value="0.937603437875119" calcext:value-type="float">
            <text:p>0.9376034378751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2" calcext:value-type="float">
            <text:p>22</text:p>
          </table:table-cell>
          <table:table-cell office:value-type="float" office:value="232.860627651215" calcext:value-type="float">
            <text:p>232.860627651215</text:p>
          </table:table-cell>
          <table:table-cell table:formula="of:=[.E67]/[.D67]" office:value-type="float" office:value="10.5845739841461" calcext:value-type="float">
            <text:p>10.5845739841461</text:p>
          </table:table-cell>
          <table:table-cell table:formula="of:=[.F$2]/[.F67]" office:value-type="float" office:value="20.7200365104828" calcext:value-type="float">
            <text:p>20.7200365104828</text:p>
          </table:table-cell>
          <table:table-cell table:formula="of:=[.E$2]/[.E67]" office:value-type="float" office:value="0.94181984138558" calcext:value-type="float">
            <text:p>0.941819841385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27.071095943451" calcext:value-type="float">
            <text:p>227.071095943451</text:p>
          </table:table-cell>
          <table:table-cell table:formula="of:=[.E68]/[.D68]" office:value-type="float" office:value="9.87265634536744" calcext:value-type="float">
            <text:p>9.87265634536744</text:p>
          </table:table-cell>
          <table:table-cell table:formula="of:=[.F$2]/[.F68]" office:value-type="float" office:value="22.2141591611585" calcext:value-type="float">
            <text:p>22.2141591611585</text:p>
          </table:table-cell>
          <table:table-cell table:formula="of:=[.E$2]/[.E68]" office:value-type="float" office:value="0.965833007006893" calcext:value-type="float">
            <text:p>0.9658330070068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32.976118087769" calcext:value-type="float">
            <text:p>232.976118087769</text:p>
          </table:table-cell>
          <table:table-cell table:formula="of:=[.E69]/[.D69]" office:value-type="float" office:value="10.1293964385987" calcext:value-type="float">
            <text:p>10.1293964385987</text:p>
          </table:table-cell>
          <table:table-cell table:formula="of:=[.F$2]/[.F69]" office:value-type="float" office:value="21.6511181815049" calcext:value-type="float">
            <text:p>21.6511181815049</text:p>
          </table:table-cell>
          <table:table-cell table:formula="of:=[.E$2]/[.E69]" office:value-type="float" office:value="0.941352964413255" calcext:value-type="float">
            <text:p>0.9413529644132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239.670420646667" calcext:value-type="float">
            <text:p>239.670420646667</text:p>
          </table:table-cell>
          <table:table-cell table:formula="of:=[.E70]/[.D70]" office:value-type="float" office:value="10.4204530715942" calcext:value-type="float">
            <text:p>10.4204530715942</text:p>
          </table:table-cell>
          <table:table-cell table:formula="of:=[.F$2]/[.F70]" office:value-type="float" office:value="21.0463746530612" calcext:value-type="float">
            <text:p>21.0463746530612</text:p>
          </table:table-cell>
          <table:table-cell table:formula="of:=[.E$2]/[.E70]" office:value-type="float" office:value="0.915059767524399" calcext:value-type="float">
            <text:p>0.91505976752439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2.533308029175" calcext:value-type="float">
            <text:p>232.533308029175</text:p>
          </table:table-cell>
          <table:table-cell table:formula="of:=[.E71]/[.D71]" office:value-type="float" office:value="9.68888783454896" calcext:value-type="float">
            <text:p>9.68888783454896</text:p>
          </table:table-cell>
          <table:table-cell table:formula="of:=[.F$2]/[.F71]" office:value-type="float" office:value="22.6354936855994" calcext:value-type="float">
            <text:p>22.6354936855994</text:p>
          </table:table-cell>
          <table:table-cell table:formula="of:=[.E$2]/[.E71]" office:value-type="float" office:value="0.943145570233309" calcext:value-type="float">
            <text:p>0.9431455702333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4.750297546387" calcext:value-type="float">
            <text:p>234.750297546387</text:p>
          </table:table-cell>
          <table:table-cell table:formula="of:=[.E72]/[.D72]" office:value-type="float" office:value="9.78126239776613" calcext:value-type="float">
            <text:p>9.78126239776613</text:p>
          </table:table-cell>
          <table:table-cell table:formula="of:=[.F$2]/[.F72]" office:value-type="float" office:value="22.4217233400774" calcext:value-type="float">
            <text:p>22.4217233400774</text:p>
          </table:table-cell>
          <table:table-cell table:formula="of:=[.E$2]/[.E72]" office:value-type="float" office:value="0.934238472503224" calcext:value-type="float">
            <text:p>0.9342384725032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4" calcext:value-type="float">
            <text:p>24</text:p>
          </table:table-cell>
          <table:table-cell office:value-type="float" office:value="231.518262863159" calcext:value-type="float">
            <text:p>231.518262863159</text:p>
          </table:table-cell>
          <table:table-cell table:formula="of:=[.E73]/[.D73]" office:value-type="float" office:value="9.64659428596496" calcext:value-type="float">
            <text:p>9.64659428596496</text:p>
          </table:table-cell>
          <table:table-cell table:formula="of:=[.F$2]/[.F73]" office:value-type="float" office:value="22.7347344459689" calcext:value-type="float">
            <text:p>22.7347344459689</text:p>
          </table:table-cell>
          <table:table-cell table:formula="of:=[.E$2]/[.E73]" office:value-type="float" office:value="0.94728060191537" calcext:value-type="float">
            <text:p>0.947280601915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3.013492822647" calcext:value-type="float">
            <text:p>233.013492822647</text:p>
          </table:table-cell>
          <table:table-cell table:formula="of:=[.E74]/[.D74]" office:value-type="float" office:value="9.32053971290588" calcext:value-type="float">
            <text:p>9.32053971290588</text:p>
          </table:table-cell>
          <table:table-cell table:formula="of:=[.F$2]/[.F74]" office:value-type="float" office:value="23.5300493485091" calcext:value-type="float">
            <text:p>23.5300493485091</text:p>
          </table:table-cell>
          <table:table-cell table:formula="of:=[.E$2]/[.E74]" office:value-type="float" office:value="0.941201973940363" calcext:value-type="float">
            <text:p>0.9412019739403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7.113523483276" calcext:value-type="float">
            <text:p>237.113523483276</text:p>
          </table:table-cell>
          <table:table-cell table:formula="of:=[.E75]/[.D75]" office:value-type="float" office:value="9.48454093933104" calcext:value-type="float">
            <text:p>9.48454093933104</text:p>
          </table:table-cell>
          <table:table-cell table:formula="of:=[.F$2]/[.F75]" office:value-type="float" office:value="23.1231812696338" calcext:value-type="float">
            <text:p>23.1231812696338</text:p>
          </table:table-cell>
          <table:table-cell table:formula="of:=[.E$2]/[.E75]" office:value-type="float" office:value="0.92492725078535" calcext:value-type="float">
            <text:p>0.92492725078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236.465245485306" calcext:value-type="float">
            <text:p>236.465245485306</text:p>
          </table:table-cell>
          <table:table-cell table:formula="of:=[.E76]/[.D76]" office:value-type="float" office:value="9.45860981941224" calcext:value-type="float">
            <text:p>9.45860981941224</text:p>
          </table:table-cell>
          <table:table-cell table:formula="of:=[.F$2]/[.F76]" office:value-type="float" office:value="23.1865743049587" calcext:value-type="float">
            <text:p>23.1865743049587</text:p>
          </table:table-cell>
          <table:table-cell table:formula="of:=[.E$2]/[.E76]" office:value-type="float" office:value="0.927462972198348" calcext:value-type="float">
            <text:p>0.9274629721983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5.39005613327" calcext:value-type="float">
            <text:p>235.39005613327</text:p>
          </table:table-cell>
          <table:table-cell table:formula="of:=[.E77]/[.D77]" office:value-type="float" office:value="9.05346369743346" calcext:value-type="float">
            <text:p>9.05346369743346</text:p>
          </table:table-cell>
          <table:table-cell table:formula="of:=[.F$2]/[.F77]" office:value-type="float" office:value="24.2241827800764" calcext:value-type="float">
            <text:p>24.2241827800764</text:p>
          </table:table-cell>
          <table:table-cell table:formula="of:=[.E$2]/[.E77]" office:value-type="float" office:value="0.931699337695244" calcext:value-type="float">
            <text:p>0.9316993376952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3.926846981049" calcext:value-type="float">
            <text:p>233.926846981049</text:p>
          </table:table-cell>
          <table:table-cell table:formula="of:=[.E78]/[.D78]" office:value-type="float" office:value="8.99718642234804" calcext:value-type="float">
            <text:p>8.99718642234804</text:p>
          </table:table-cell>
          <table:table-cell table:formula="of:=[.F$2]/[.F78]" office:value-type="float" office:value="24.3757047041578" calcext:value-type="float">
            <text:p>24.3757047041578</text:p>
          </table:table-cell>
          <table:table-cell table:formula="of:=[.E$2]/[.E78]" office:value-type="float" office:value="0.93752710400607" calcext:value-type="float">
            <text:p>0.9375271040060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6" calcext:value-type="float">
            <text:p>26</text:p>
          </table:table-cell>
          <table:table-cell office:value-type="float" office:value="231.832634925842" calcext:value-type="float">
            <text:p>231.832634925842</text:p>
          </table:table-cell>
          <table:table-cell table:formula="of:=[.E79]/[.D79]" office:value-type="float" office:value="8.91663980484008" calcext:value-type="float">
            <text:p>8.91663980484008</text:p>
          </table:table-cell>
          <table:table-cell table:formula="of:=[.F$2]/[.F79]" office:value-type="float" office:value="24.5958975802037" calcext:value-type="float">
            <text:p>24.5958975802037</text:p>
          </table:table-cell>
          <table:table-cell table:formula="of:=[.E$2]/[.E79]" office:value-type="float" office:value="0.945996060777065" calcext:value-type="float">
            <text:p>0.9459960607770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4.643043518066" calcext:value-type="float">
            <text:p>234.643043518066</text:p>
          </table:table-cell>
          <table:table-cell table:formula="of:=[.E80]/[.D80]" office:value-type="float" office:value="8.69048309326171" calcext:value-type="float">
            <text:p>8.69048309326171</text:p>
          </table:table-cell>
          <table:table-cell table:formula="of:=[.F$2]/[.F80]" office:value-type="float" office:value="25.2359687080528" calcext:value-type="float">
            <text:p>25.2359687080528</text:p>
          </table:table-cell>
          <table:table-cell table:formula="of:=[.E$2]/[.E80]" office:value-type="float" office:value="0.934665507705658" calcext:value-type="float">
            <text:p>0.9346655077056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1.471217632294" calcext:value-type="float">
            <text:p>231.471217632294</text:p>
          </table:table-cell>
          <table:table-cell table:formula="of:=[.E81]/[.D81]" office:value-type="float" office:value="8.57300806045534" calcext:value-type="float">
            <text:p>8.57300806045534</text:p>
          </table:table-cell>
          <table:table-cell table:formula="of:=[.F$2]/[.F81]" office:value-type="float" office:value="25.5817745478436" calcext:value-type="float">
            <text:p>25.5817745478436</text:p>
          </table:table-cell>
          <table:table-cell table:formula="of:=[.E$2]/[.E81]" office:value-type="float" office:value="0.947473131401614" calcext:value-type="float">
            <text:p>0.9474731314016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236.460074901581" calcext:value-type="float">
            <text:p>236.460074901581</text:p>
          </table:table-cell>
          <table:table-cell table:formula="of:=[.E82]/[.D82]" office:value-type="float" office:value="8.75778055191041" calcext:value-type="float">
            <text:p>8.75778055191041</text:p>
          </table:table-cell>
          <table:table-cell table:formula="of:=[.F$2]/[.F82]" office:value-type="float" office:value="25.0420478224444" calcext:value-type="float">
            <text:p>25.0420478224444</text:p>
          </table:table-cell>
          <table:table-cell table:formula="of:=[.E$2]/[.E82]" office:value-type="float" office:value="0.927483252683126" calcext:value-type="float">
            <text:p>0.927483252683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42.003182411194" calcext:value-type="float">
            <text:p>242.003182411194</text:p>
          </table:table-cell>
          <table:table-cell table:formula="of:=[.E83]/[.D83]" office:value-type="float" office:value="8.64297080039979" calcext:value-type="float">
            <text:p>8.64297080039979</text:p>
          </table:table-cell>
          <table:table-cell table:formula="of:=[.F$2]/[.F83]" office:value-type="float" office:value="25.3746963242395" calcext:value-type="float">
            <text:p>25.3746963242395</text:p>
          </table:table-cell>
          <table:table-cell table:formula="of:=[.E$2]/[.E83]" office:value-type="float" office:value="0.906239154437126" calcext:value-type="float">
            <text:p>0.9062391544371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41.284207344055" calcext:value-type="float">
            <text:p>241.284207344055</text:p>
          </table:table-cell>
          <table:table-cell table:formula="of:=[.E84]/[.D84]" office:value-type="float" office:value="8.61729311943054" calcext:value-type="float">
            <text:p>8.61729311943054</text:p>
          </table:table-cell>
          <table:table-cell table:formula="of:=[.F$2]/[.F84]" office:value-type="float" office:value="25.4503074642896" calcext:value-type="float">
            <text:p>25.4503074642896</text:p>
          </table:table-cell>
          <table:table-cell table:formula="of:=[.E$2]/[.E84]" office:value-type="float" office:value="0.908939552296056" calcext:value-type="float">
            <text:p>0.9089395522960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8" calcext:value-type="float">
            <text:p>28</text:p>
          </table:table-cell>
          <table:table-cell office:value-type="float" office:value="233.045213699341" calcext:value-type="float">
            <text:p>233.045213699341</text:p>
          </table:table-cell>
          <table:table-cell table:formula="of:=[.E85]/[.D85]" office:value-type="float" office:value="8.32304334640504" calcext:value-type="float">
            <text:p>8.32304334640504</text:p>
          </table:table-cell>
          <table:table-cell table:formula="of:=[.F$2]/[.F85]" office:value-type="float" office:value="26.3500681507494" calcext:value-type="float">
            <text:p>26.3500681507494</text:p>
          </table:table-cell>
          <table:table-cell table:formula="of:=[.E$2]/[.E85]" office:value-type="float" office:value="0.941073862526764" calcext:value-type="float">
            <text:p>0.9410738625267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40.832549571991" calcext:value-type="float">
            <text:p>240.832549571991</text:p>
          </table:table-cell>
          <table:table-cell table:formula="of:=[.E86]/[.D86]" office:value-type="float" office:value="8.30457067489624" calcext:value-type="float">
            <text:p>8.30457067489624</text:p>
          </table:table-cell>
          <table:table-cell table:formula="of:=[.F$2]/[.F86]" office:value-type="float" office:value="26.4086811931616" calcext:value-type="float">
            <text:p>26.4086811931616</text:p>
          </table:table-cell>
          <table:table-cell table:formula="of:=[.E$2]/[.E86]" office:value-type="float" office:value="0.910644179074539" calcext:value-type="float">
            <text:p>0.9106441790745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37.864517211914" calcext:value-type="float">
            <text:p>237.864517211914</text:p>
          </table:table-cell>
          <table:table-cell table:formula="of:=[.E87]/[.D87]" office:value-type="float" office:value="8.20222473144531" calcext:value-type="float">
            <text:p>8.20222473144531</text:p>
          </table:table-cell>
          <table:table-cell table:formula="of:=[.F$2]/[.F87]" office:value-type="float" office:value="26.73820415559" calcext:value-type="float">
            <text:p>26.73820415559</text:p>
          </table:table-cell>
          <table:table-cell table:formula="of:=[.E$2]/[.E87]" office:value-type="float" office:value="0.922007039847931" calcext:value-type="float">
            <text:p>0.9220070398479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238.96960401535" calcext:value-type="float">
            <text:p>238.96960401535</text:p>
          </table:table-cell>
          <table:table-cell table:formula="of:=[.E88]/[.D88]" office:value-type="float" office:value="8.2403311729431" calcext:value-type="float">
            <text:p>8.2403311729431</text:p>
          </table:table-cell>
          <table:table-cell table:formula="of:=[.F$2]/[.F88]" office:value-type="float" office:value="26.6145564779631" calcext:value-type="float">
            <text:p>26.6145564779631</text:p>
          </table:table-cell>
          <table:table-cell table:formula="of:=[.E$2]/[.E88]" office:value-type="float" office:value="0.917743326826313" calcext:value-type="float">
            <text:p>0.9177433268263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6.201248168945" calcext:value-type="float">
            <text:p>236.201248168945</text:p>
          </table:table-cell>
          <table:table-cell table:formula="of:=[.E89]/[.D89]" office:value-type="float" office:value="7.87337493896483" calcext:value-type="float">
            <text:p>7.87337493896483</text:p>
          </table:table-cell>
          <table:table-cell table:formula="of:=[.F$2]/[.F89]" office:value-type="float" office:value="27.8549873592389" calcext:value-type="float">
            <text:p>27.8549873592389</text:p>
          </table:table-cell>
          <table:table-cell table:formula="of:=[.E$2]/[.E89]" office:value-type="float" office:value="0.928499578641298" calcext:value-type="float">
            <text:p>0.9284995786412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4.796879291534" calcext:value-type="float">
            <text:p>234.796879291534</text:p>
          </table:table-cell>
          <table:table-cell table:formula="of:=[.E90]/[.D90]" office:value-type="float" office:value="7.82656264305113" calcext:value-type="float">
            <text:p>7.82656264305113</text:p>
          </table:table-cell>
          <table:table-cell table:formula="of:=[.F$2]/[.F90]" office:value-type="float" office:value="28.0215938211563" calcext:value-type="float">
            <text:p>28.0215938211563</text:p>
          </table:table-cell>
          <table:table-cell table:formula="of:=[.E$2]/[.E90]" office:value-type="float" office:value="0.934053127371875" calcext:value-type="float">
            <text:p>0.9340531273718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0" calcext:value-type="float">
            <text:p>30</text:p>
          </table:table-cell>
          <table:table-cell office:value-type="float" office:value="239.996731281281" calcext:value-type="float">
            <text:p>239.996731281281</text:p>
          </table:table-cell>
          <table:table-cell table:formula="of:=[.E91]/[.D91]" office:value-type="float" office:value="7.99989104270937" calcext:value-type="float">
            <text:p>7.99989104270937</text:p>
          </table:table-cell>
          <table:table-cell table:formula="of:=[.F$2]/[.F91]" office:value-type="float" office:value="27.4144683007005" calcext:value-type="float">
            <text:p>27.4144683007005</text:p>
          </table:table-cell>
          <table:table-cell table:formula="of:=[.E$2]/[.E91]" office:value-type="float" office:value="0.913815610023351" calcext:value-type="float">
            <text:p>0.9138156100233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524538755417" calcext:value-type="float">
            <text:p>239.524538755417</text:p>
          </table:table-cell>
          <table:table-cell table:formula="of:=[.E92]/[.D92]" office:value-type="float" office:value="7.72659802436829" calcext:value-type="float">
            <text:p>7.72659802436829</text:p>
          </table:table-cell>
          <table:table-cell table:formula="of:=[.F$2]/[.F92]" office:value-type="float" office:value="28.3841295622914" calcext:value-type="float">
            <text:p>28.3841295622914</text:p>
          </table:table-cell>
          <table:table-cell table:formula="of:=[.E$2]/[.E92]" office:value-type="float" office:value="0.91561708265456" calcext:value-type="float">
            <text:p>0.915617082654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674309492111" calcext:value-type="float">
            <text:p>239.674309492111</text:p>
          </table:table-cell>
          <table:table-cell table:formula="of:=[.E93]/[.D93]" office:value-type="float" office:value="7.73142933845519" calcext:value-type="float">
            <text:p>7.73142933845519</text:p>
          </table:table-cell>
          <table:table-cell table:formula="of:=[.F$2]/[.F93]" office:value-type="float" office:value="28.3663925257105" calcext:value-type="float">
            <text:p>28.3663925257105</text:p>
          </table:table-cell>
          <table:table-cell table:formula="of:=[.E$2]/[.E93]" office:value-type="float" office:value="0.915044920184209" calcext:value-type="float">
            <text:p>0.91504492018420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1" calcext:value-type="float">
            <text:p>31</text:p>
          </table:table-cell>
          <table:table-cell office:value-type="float" office:value="239.444952726364" calcext:value-type="float">
            <text:p>239.444952726364</text:p>
          </table:table-cell>
          <table:table-cell table:formula="of:=[.E94]/[.D94]" office:value-type="float" office:value="7.72403073310852" calcext:value-type="float">
            <text:p>7.72403073310852</text:p>
          </table:table-cell>
          <table:table-cell table:formula="of:=[.F$2]/[.F94]" office:value-type="float" office:value="28.3935637981534" calcext:value-type="float">
            <text:p>28.3935637981534</text:p>
          </table:table-cell>
          <table:table-cell table:formula="of:=[.E$2]/[.E94]" office:value-type="float" office:value="0.915921412843657" calcext:value-type="float">
            <text:p>0.9159214128436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4.320030212402" calcext:value-type="float">
            <text:p>234.320030212402</text:p>
          </table:table-cell>
          <table:table-cell table:formula="of:=[.E95]/[.D95]" office:value-type="float" office:value="7.32250094413756" calcext:value-type="float">
            <text:p>7.32250094413756</text:p>
          </table:table-cell>
          <table:table-cell table:formula="of:=[.F$2]/[.F95]" office:value-type="float" office:value="29.9505266127684" calcext:value-type="float">
            <text:p>29.9505266127684</text:p>
          </table:table-cell>
          <table:table-cell table:formula="of:=[.E$2]/[.E95]" office:value-type="float" office:value="0.935953956649013" calcext:value-type="float">
            <text:p>0.9359539566490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5.575355529785" calcext:value-type="float">
            <text:p>235.575355529785</text:p>
          </table:table-cell>
          <table:table-cell table:formula="of:=[.E96]/[.D96]" office:value-type="float" office:value="7.36172986030578" calcext:value-type="float">
            <text:p>7.36172986030578</text:p>
          </table:table-cell>
          <table:table-cell table:formula="of:=[.F$2]/[.F96]" office:value-type="float" office:value="29.7909273446641" calcext:value-type="float">
            <text:p>29.7909273446641</text:p>
          </table:table-cell>
          <table:table-cell table:formula="of:=[.E$2]/[.E96]" office:value-type="float" office:value="0.930966479520754" calcext:value-type="float">
            <text:p>0.9309664795207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234.368286132812" calcext:value-type="float">
            <text:p>234.368286132812</text:p>
          </table:table-cell>
          <table:table-cell table:formula="of:=[.E97]/[.D97]" office:value-type="float" office:value="7.32400894165038" calcext:value-type="float">
            <text:p>7.32400894165038</text:p>
          </table:table-cell>
          <table:table-cell table:formula="of:=[.F$2]/[.F97]" office:value-type="float" office:value="29.9443598644753" calcext:value-type="float">
            <text:p>29.9443598644753</text:p>
          </table:table-cell>
          <table:table-cell table:formula="of:=[.E$2]/[.E97]" office:value-type="float" office:value="0.935761245764854" calcext:value-type="float">
            <text:p>0.9357612457648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43.743166446686" calcext:value-type="float">
            <text:p>243.743166446686</text:p>
          </table:table-cell>
          <table:table-cell table:formula="of:=[.E98]/[.D98]" office:value-type="float" office:value="7.38615655899049" calcext:value-type="float">
            <text:p>7.38615655899049</text:p>
          </table:table-cell>
          <table:table-cell table:formula="of:=[.F$2]/[.F98]" office:value-type="float" office:value="29.6924060095186" calcext:value-type="float">
            <text:p>29.6924060095186</text:p>
          </table:table-cell>
          <table:table-cell table:formula="of:=[.E$2]/[.E98]" office:value-type="float" office:value="0.89976987907632" calcext:value-type="float">
            <text:p>0.899769879076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38.953438520432" calcext:value-type="float">
            <text:p>238.953438520432</text:p>
          </table:table-cell>
          <table:table-cell table:formula="of:=[.E99]/[.D99]" office:value-type="float" office:value="7.24101328849794" calcext:value-type="float">
            <text:p>7.24101328849794</text:p>
          </table:table-cell>
          <table:table-cell table:formula="of:=[.F$2]/[.F99]" office:value-type="float" office:value="30.2875786387222" calcext:value-type="float">
            <text:p>30.2875786387222</text:p>
          </table:table-cell>
          <table:table-cell table:formula="of:=[.E$2]/[.E99]" office:value-type="float" office:value="0.917805413294613" calcext:value-type="float">
            <text:p>0.9178054132946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3" calcext:value-type="float">
            <text:p>33</text:p>
          </table:table-cell>
          <table:table-cell office:value-type="float" office:value="237.845430135727" calcext:value-type="float">
            <text:p>237.845430135727</text:p>
          </table:table-cell>
          <table:table-cell table:formula="of:=[.E100]/[.D100]" office:value-type="float" office:value="7.20743727684021" calcext:value-type="float">
            <text:p>7.20743727684021</text:p>
          </table:table-cell>
          <table:table-cell table:formula="of:=[.F$2]/[.F100]" office:value-type="float" office:value="30.4286740176201" calcext:value-type="float">
            <text:p>30.4286740176201</text:p>
          </table:table-cell>
          <table:table-cell table:formula="of:=[.E$2]/[.E100]" office:value-type="float" office:value="0.922081030836971" calcext:value-type="float">
            <text:p>0.9220810308369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9.593020439148" calcext:value-type="float">
            <text:p>239.593020439148</text:p>
          </table:table-cell>
          <table:table-cell table:formula="of:=[.E101]/[.D101]" office:value-type="float" office:value="7.04685354232788" calcext:value-type="float">
            <text:p>7.04685354232788</text:p>
          </table:table-cell>
          <table:table-cell table:formula="of:=[.F$2]/[.F101]" office:value-type="float" office:value="31.1220827965392" calcext:value-type="float">
            <text:p>31.1220827965392</text:p>
          </table:table-cell>
          <table:table-cell table:formula="of:=[.E$2]/[.E101]" office:value-type="float" office:value="0.9153553763688" calcext:value-type="float">
            <text:p>0.9153553763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3.820224285126" calcext:value-type="float">
            <text:p>233.820224285126</text:p>
          </table:table-cell>
          <table:table-cell table:formula="of:=[.E102]/[.D102]" office:value-type="float" office:value="6.87706542015076" calcext:value-type="float">
            <text:p>6.87706542015076</text:p>
          </table:table-cell>
          <table:table-cell table:formula="of:=[.F$2]/[.F102]" office:value-type="float" office:value="31.8904570482632" calcext:value-type="float">
            <text:p>31.8904570482632</text:p>
          </table:table-cell>
          <table:table-cell table:formula="of:=[.E$2]/[.E102]" office:value-type="float" office:value="0.937954619066564" calcext:value-type="float">
            <text:p>0.9379546190665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4" calcext:value-type="float">
            <text:p>34</text:p>
          </table:table-cell>
          <table:table-cell office:value-type="float" office:value="239.207569122314" calcext:value-type="float">
            <text:p>239.207569122314</text:p>
          </table:table-cell>
          <table:table-cell table:formula="of:=[.E103]/[.D103]" office:value-type="float" office:value="7.03551673889159" calcext:value-type="float">
            <text:p>7.03551673889159</text:p>
          </table:table-cell>
          <table:table-cell table:formula="of:=[.F$2]/[.F103]" office:value-type="float" office:value="31.1722319111369" calcext:value-type="float">
            <text:p>31.1722319111369</text:p>
          </table:table-cell>
          <table:table-cell table:formula="of:=[.E$2]/[.E103]" office:value-type="float" office:value="0.916830350327555" calcext:value-type="float">
            <text:p>0.9168303503275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42.268579006195" calcext:value-type="float">
            <text:p>242.268579006195</text:p>
          </table:table-cell>
          <table:table-cell table:formula="of:=[.E104]/[.D104]" office:value-type="float" office:value="6.921959400177" calcext:value-type="float">
            <text:p>6.921959400177</text:p>
          </table:table-cell>
          <table:table-cell table:formula="of:=[.F$2]/[.F104]" office:value-type="float" office:value="31.6836240608123" calcext:value-type="float">
            <text:p>31.6836240608123</text:p>
          </table:table-cell>
          <table:table-cell table:formula="of:=[.E$2]/[.E104]" office:value-type="float" office:value="0.905246401737495" calcext:value-type="float">
            <text:p>0.9052464017374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38.088201284409" calcext:value-type="float">
            <text:p>238.088201284409</text:p>
          </table:table-cell>
          <table:table-cell table:formula="of:=[.E105]/[.D105]" office:value-type="float" office:value="6.8025200366974" calcext:value-type="float">
            <text:p>6.8025200366974</text:p>
          </table:table-cell>
          <table:table-cell table:formula="of:=[.F$2]/[.F105]" office:value-type="float" office:value="32.2399284700806" calcext:value-type="float">
            <text:p>32.2399284700806</text:p>
          </table:table-cell>
          <table:table-cell table:formula="of:=[.E$2]/[.E105]" office:value-type="float" office:value="0.921140813430873" calcext:value-type="float">
            <text:p>0.921140813430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5" calcext:value-type="float">
            <text:p>35</text:p>
          </table:table-cell>
          <table:table-cell office:value-type="float" office:value="236.608085632324" calcext:value-type="float">
            <text:p>236.608085632324</text:p>
          </table:table-cell>
          <table:table-cell table:formula="of:=[.E106]/[.D106]" office:value-type="float" office:value="6.7602310180664" calcext:value-type="float">
            <text:p>6.7602310180664</text:p>
          </table:table-cell>
          <table:table-cell table:formula="of:=[.F$2]/[.F106]" office:value-type="float" office:value="32.4416072192372" calcext:value-type="float">
            <text:p>32.4416072192372</text:p>
          </table:table-cell>
          <table:table-cell table:formula="of:=[.E$2]/[.E106]" office:value-type="float" office:value="0.926903063406777" calcext:value-type="float">
            <text:p>0.9269030634067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8.587225914001" calcext:value-type="float">
            <text:p>248.587225914001</text:p>
          </table:table-cell>
          <table:table-cell table:formula="of:=[.E107]/[.D107]" office:value-type="float" office:value="6.90520071983336" calcext:value-type="float">
            <text:p>6.90520071983336</text:p>
          </table:table-cell>
          <table:table-cell table:formula="of:=[.F$2]/[.F107]" office:value-type="float" office:value="31.7605191069242" calcext:value-type="float">
            <text:p>31.7605191069242</text:p>
          </table:table-cell>
          <table:table-cell table:formula="of:=[.E$2]/[.E107]" office:value-type="float" office:value="0.882236641859005" calcext:value-type="float">
            <text:p>0.8822366418590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1.299822807312" calcext:value-type="float">
            <text:p>241.299822807312</text:p>
          </table:table-cell>
          <table:table-cell table:formula="of:=[.E108]/[.D108]" office:value-type="float" office:value="6.70277285575867" calcext:value-type="float">
            <text:p>6.70277285575867</text:p>
          </table:table-cell>
          <table:table-cell table:formula="of:=[.F$2]/[.F108]" office:value-type="float" office:value="32.7197063243747" calcext:value-type="float">
            <text:p>32.7197063243747</text:p>
          </table:table-cell>
          <table:table-cell table:formula="of:=[.E$2]/[.E108]" office:value-type="float" office:value="0.908880731232631" calcext:value-type="float">
            <text:p>0.9088807312326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6" calcext:value-type="float">
            <text:p>36</text:p>
          </table:table-cell>
          <table:table-cell office:value-type="float" office:value="245.182846069336" calcext:value-type="float">
            <text:p>245.182846069336</text:p>
          </table:table-cell>
          <table:table-cell table:formula="of:=[.E109]/[.D109]" office:value-type="float" office:value="6.81063461303711" calcext:value-type="float">
            <text:p>6.81063461303711</text:p>
          </table:table-cell>
          <table:table-cell table:formula="of:=[.F$2]/[.F109]" office:value-type="float" office:value="32.2015159908299" calcext:value-type="float">
            <text:p>32.2015159908299</text:p>
          </table:table-cell>
          <table:table-cell table:formula="of:=[.E$2]/[.E109]" office:value-type="float" office:value="0.89448655530083" calcext:value-type="float">
            <text:p>0.894486555300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38.254172801971" calcext:value-type="float">
            <text:p>238.254172801971</text:p>
          </table:table-cell>
          <table:table-cell table:formula="of:=[.E110]/[.D110]" office:value-type="float" office:value="6.43930196762084" calcext:value-type="float">
            <text:p>6.43930196762084</text:p>
          </table:table-cell>
          <table:table-cell table:formula="of:=[.F$2]/[.F110]" office:value-type="float" office:value="34.0584679057138" calcext:value-type="float">
            <text:p>34.0584679057138</text:p>
          </table:table-cell>
          <table:table-cell table:formula="of:=[.E$2]/[.E110]" office:value-type="float" office:value="0.920499132586859" calcext:value-type="float">
            <text:p>0.9204991325868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42.365859270096" calcext:value-type="float">
            <text:p>242.365859270096</text:p>
          </table:table-cell>
          <table:table-cell table:formula="of:=[.E111]/[.D111]" office:value-type="float" office:value="6.55042862892151" calcext:value-type="float">
            <text:p>6.55042862892151</text:p>
          </table:table-cell>
          <table:table-cell table:formula="of:=[.F$2]/[.F111]" office:value-type="float" office:value="33.480673070935" calcext:value-type="float">
            <text:p>33.480673070935</text:p>
          </table:table-cell>
          <table:table-cell table:formula="of:=[.E$2]/[.E111]" office:value-type="float" office:value="0.904883055971215" calcext:value-type="float">
            <text:p>0.9048830559712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7" calcext:value-type="float">
            <text:p>37</text:p>
          </table:table-cell>
          <table:table-cell office:value-type="float" office:value="241.390890836716" calcext:value-type="float">
            <text:p>241.390890836716</text:p>
          </table:table-cell>
          <table:table-cell table:formula="of:=[.E112]/[.D112]" office:value-type="float" office:value="6.52407813072206" calcext:value-type="float">
            <text:p>6.52407813072206</text:p>
          </table:table-cell>
          <table:table-cell table:formula="of:=[.F$2]/[.F112]" office:value-type="float" office:value="33.6159002092057" calcext:value-type="float">
            <text:p>33.6159002092057</text:p>
          </table:table-cell>
          <table:table-cell table:formula="of:=[.E$2]/[.E112]" office:value-type="float" office:value="0.908537843492047" calcext:value-type="float">
            <text:p>0.9085378434920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44.359626293182" calcext:value-type="float">
            <text:p>244.359626293182</text:p>
          </table:table-cell>
          <table:table-cell table:formula="of:=[.E113]/[.D113]" office:value-type="float" office:value="6.43051648139953" calcext:value-type="float">
            <text:p>6.43051648139953</text:p>
          </table:table-cell>
          <table:table-cell table:formula="of:=[.F$2]/[.F113]" office:value-type="float" office:value="34.1049991915553" calcext:value-type="float">
            <text:p>34.1049991915553</text:p>
          </table:table-cell>
          <table:table-cell table:formula="of:=[.E$2]/[.E113]" office:value-type="float" office:value="0.89749997872514" calcext:value-type="float">
            <text:p>0.897499978725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53.611339569092" calcext:value-type="float">
            <text:p>253.611339569092</text:p>
          </table:table-cell>
          <table:table-cell table:formula="of:=[.E114]/[.D114]" office:value-type="float" office:value="6.67398262023926" calcext:value-type="float">
            <text:p>6.67398262023926</text:p>
          </table:table-cell>
          <table:table-cell table:formula="of:=[.F$2]/[.F114]" office:value-type="float" office:value="32.8608526390726" calcext:value-type="float">
            <text:p>32.8608526390726</text:p>
          </table:table-cell>
          <table:table-cell table:formula="of:=[.E$2]/[.E114]" office:value-type="float" office:value="0.864759279975595" calcext:value-type="float">
            <text:p>0.86475927997559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8" calcext:value-type="float">
            <text:p>38</text:p>
          </table:table-cell>
          <table:table-cell office:value-type="float" office:value="249.201412200928" calcext:value-type="float">
            <text:p>249.201412200928</text:p>
          </table:table-cell>
          <table:table-cell table:formula="of:=[.E115]/[.D115]" office:value-type="float" office:value="6.55793190002442" calcext:value-type="float">
            <text:p>6.55793190002442</text:p>
          </table:table-cell>
          <table:table-cell table:formula="of:=[.F$2]/[.F115]" office:value-type="float" office:value="33.4423660908399" calcext:value-type="float">
            <text:p>33.4423660908399</text:p>
          </table:table-cell>
          <table:table-cell table:formula="of:=[.E$2]/[.E115]" office:value-type="float" office:value="0.880062265548419" calcext:value-type="float">
            <text:p>0.8800622655484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6.442367076874" calcext:value-type="float">
            <text:p>246.442367076874</text:p>
          </table:table-cell>
          <table:table-cell table:formula="of:=[.E116]/[.D116]" office:value-type="float" office:value="6.31903505325318" calcext:value-type="float">
            <text:p>6.31903505325318</text:p>
          </table:table-cell>
          <table:table-cell table:formula="of:=[.F$2]/[.F116]" office:value-type="float" office:value="34.7066850478234" calcext:value-type="float">
            <text:p>34.7066850478234</text:p>
          </table:table-cell>
          <table:table-cell table:formula="of:=[.E$2]/[.E116]" office:value-type="float" office:value="0.889915001226241" calcext:value-type="float">
            <text:p>0.8899150012262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3.711532831192" calcext:value-type="float">
            <text:p>243.711532831192</text:p>
          </table:table-cell>
          <table:table-cell table:formula="of:=[.E117]/[.D117]" office:value-type="float" office:value="6.24901366233826" calcext:value-type="float">
            <text:p>6.24901366233826</text:p>
          </table:table-cell>
          <table:table-cell table:formula="of:=[.F$2]/[.F117]" office:value-type="float" office:value="35.095580078689" calcext:value-type="float">
            <text:p>35.095580078689</text:p>
          </table:table-cell>
          <table:table-cell table:formula="of:=[.E$2]/[.E117]" office:value-type="float" office:value="0.899886668684334" calcext:value-type="float">
            <text:p>0.8998866686843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39" calcext:value-type="float">
            <text:p>39</text:p>
          </table:table-cell>
          <table:table-cell office:value-type="float" office:value="241.815827608109" calcext:value-type="float">
            <text:p>241.815827608109</text:p>
          </table:table-cell>
          <table:table-cell table:formula="of:=[.E118]/[.D118]" office:value-type="float" office:value="6.20040583610536" calcext:value-type="float">
            <text:p>6.20040583610536</text:p>
          </table:table-cell>
          <table:table-cell table:formula="of:=[.F$2]/[.F118]" office:value-type="float" office:value="35.3707104335561" calcext:value-type="float">
            <text:p>35.3707104335561</text:p>
          </table:table-cell>
          <table:table-cell table:formula="of:=[.E$2]/[.E118]" office:value-type="float" office:value="0.906941293168105" calcext:value-type="float">
            <text:p>0.9069412931681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5.045433044434" calcext:value-type="float">
            <text:p>245.045433044434</text:p>
          </table:table-cell>
          <table:table-cell table:formula="of:=[.E119]/[.D119]" office:value-type="float" office:value="6.12613582611085" calcext:value-type="float">
            <text:p>6.12613582611085</text:p>
          </table:table-cell>
          <table:table-cell table:formula="of:=[.F$2]/[.F119]" office:value-type="float" office:value="35.7995261000675" calcext:value-type="float">
            <text:p>35.7995261000675</text:p>
          </table:table-cell>
          <table:table-cell table:formula="of:=[.E$2]/[.E119]" office:value-type="float" office:value="0.894988152501688" calcext:value-type="float">
            <text:p>0.89498815250168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4.463901519775" calcext:value-type="float">
            <text:p>244.463901519775</text:p>
          </table:table-cell>
          <table:table-cell table:formula="of:=[.E120]/[.D120]" office:value-type="float" office:value="6.11159753799438" calcext:value-type="float">
            <text:p>6.11159753799438</text:p>
          </table:table-cell>
          <table:table-cell table:formula="of:=[.F$2]/[.F120]" office:value-type="float" office:value="35.8846861292809" calcext:value-type="float">
            <text:p>35.8846861292809</text:p>
          </table:table-cell>
          <table:table-cell table:formula="of:=[.E$2]/[.E120]" office:value-type="float" office:value="0.897117153232022" calcext:value-type="float">
            <text:p>0.8971171532320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0" calcext:value-type="float">
            <text:p>40</text:p>
          </table:table-cell>
          <table:table-cell office:value-type="float" office:value="246.625385284424" calcext:value-type="float">
            <text:p>246.625385284424</text:p>
          </table:table-cell>
          <table:table-cell table:formula="of:=[.E121]/[.D121]" office:value-type="float" office:value="6.1656346321106" calcext:value-type="float">
            <text:p>6.1656346321106</text:p>
          </table:table-cell>
          <table:table-cell table:formula="of:=[.F$2]/[.F121]" office:value-type="float" office:value="35.5701841716721" calcext:value-type="float">
            <text:p>35.5701841716721</text:p>
          </table:table-cell>
          <table:table-cell table:formula="of:=[.E$2]/[.E121]" office:value-type="float" office:value="0.889254604291803" calcext:value-type="float">
            <text:p>0.88925460429180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4.059249162674" calcext:value-type="float">
            <text:p>244.059249162674</text:p>
          </table:table-cell>
          <table:table-cell table:formula="of:=[.E122]/[.D122]" office:value-type="float" office:value="5.95266461372376" calcext:value-type="float">
            <text:p>5.95266461372376</text:p>
          </table:table-cell>
          <table:table-cell table:formula="of:=[.F$2]/[.F122]" office:value-type="float" office:value="36.8427878321571" calcext:value-type="float">
            <text:p>36.8427878321571</text:p>
          </table:table-cell>
          <table:table-cell table:formula="of:=[.E$2]/[.E122]" office:value-type="float" office:value="0.898604581272125" calcext:value-type="float">
            <text:p>0.8986045812721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2.647070646286" calcext:value-type="float">
            <text:p>242.647070646286</text:p>
          </table:table-cell>
          <table:table-cell table:formula="of:=[.E123]/[.D123]" office:value-type="float" office:value="5.91822123527527" calcext:value-type="float">
            <text:p>5.91822123527527</text:p>
          </table:table-cell>
          <table:table-cell table:formula="of:=[.F$2]/[.F123]" office:value-type="float" office:value="37.0572086917284" calcext:value-type="float">
            <text:p>37.0572086917284</text:p>
          </table:table-cell>
          <table:table-cell table:formula="of:=[.E$2]/[.E123]" office:value-type="float" office:value="0.903834358334838" calcext:value-type="float">
            <text:p>0.903834358334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1" calcext:value-type="float">
            <text:p>41</text:p>
          </table:table-cell>
          <table:table-cell office:value-type="float" office:value="244.078848361969" calcext:value-type="float">
            <text:p>244.078848361969</text:p>
          </table:table-cell>
          <table:table-cell table:formula="of:=[.E124]/[.D124]" office:value-type="float" office:value="5.95314264297485" calcext:value-type="float">
            <text:p>5.95314264297485</text:p>
          </table:table-cell>
          <table:table-cell table:formula="of:=[.F$2]/[.F124]" office:value-type="float" office:value="36.8398294064429" calcext:value-type="float">
            <text:p>36.8398294064429</text:p>
          </table:table-cell>
          <table:table-cell table:formula="of:=[.E$2]/[.E124]" office:value-type="float" office:value="0.898532424547387" calcext:value-type="float">
            <text:p>0.8985324245473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43.372549533844" calcext:value-type="float">
            <text:p>243.372549533844</text:p>
          </table:table-cell>
          <table:table-cell table:formula="of:=[.E125]/[.D125]" office:value-type="float" office:value="5.79458451271057" calcext:value-type="float">
            <text:p>5.79458451271057</text:p>
          </table:table-cell>
          <table:table-cell table:formula="of:=[.F$2]/[.F125]" office:value-type="float" office:value="37.8478834709108" calcext:value-type="float">
            <text:p>37.8478834709108</text:p>
          </table:table-cell>
          <table:table-cell table:formula="of:=[.E$2]/[.E125]" office:value-type="float" office:value="0.901140082640733" calcext:value-type="float">
            <text:p>0.9011400826407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60.875006198883" calcext:value-type="float">
            <text:p>260.875006198883</text:p>
          </table:table-cell>
          <table:table-cell table:formula="of:=[.E126]/[.D126]" office:value-type="float" office:value="6.21130967140198" calcext:value-type="float">
            <text:p>6.21130967140198</text:p>
          </table:table-cell>
          <table:table-cell table:formula="of:=[.F$2]/[.F126]" office:value-type="float" office:value="35.3086178280839" calcext:value-type="float">
            <text:p>35.3086178280839</text:p>
          </table:table-cell>
          <table:table-cell table:formula="of:=[.E$2]/[.E126]" office:value-type="float" office:value="0.840681376859141" calcext:value-type="float">
            <text:p>0.8406813768591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2" calcext:value-type="float">
            <text:p>42</text:p>
          </table:table-cell>
          <table:table-cell office:value-type="float" office:value="253.9010181427" calcext:value-type="float">
            <text:p>253.9010181427</text:p>
          </table:table-cell>
          <table:table-cell table:formula="of:=[.E127]/[.D127]" office:value-type="float" office:value="6.04526233673095" calcext:value-type="float">
            <text:p>6.04526233673095</text:p>
          </table:table-cell>
          <table:table-cell table:formula="of:=[.F$2]/[.F127]" office:value-type="float" office:value="36.278451981624" calcext:value-type="float">
            <text:p>36.278451981624</text:p>
          </table:table-cell>
          <table:table-cell table:formula="of:=[.E$2]/[.E127]" office:value-type="float" office:value="0.863772666229143" calcext:value-type="float">
            <text:p>0.8637726662291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53.913430213928" calcext:value-type="float">
            <text:p>253.913430213928</text:p>
          </table:table-cell>
          <table:table-cell table:formula="of:=[.E128]/[.D128]" office:value-type="float" office:value="5.90496349334716" calcext:value-type="float">
            <text:p>5.90496349334716</text:p>
          </table:table-cell>
          <table:table-cell table:formula="of:=[.F$2]/[.F128]" office:value-type="float" office:value="37.1404090214111" calcext:value-type="float">
            <text:p>37.1404090214111</text:p>
          </table:table-cell>
          <table:table-cell table:formula="of:=[.E$2]/[.E128]" office:value-type="float" office:value="0.863730442358397" calcext:value-type="float">
            <text:p>0.86373044235839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44.161657094955" calcext:value-type="float">
            <text:p>244.161657094955</text:p>
          </table:table-cell>
          <table:table-cell table:formula="of:=[.E129]/[.D129]" office:value-type="float" office:value="5.6781780719757" calcext:value-type="float">
            <text:p>5.6781780719757</text:p>
          </table:table-cell>
          <table:table-cell table:formula="of:=[.F$2]/[.F129]" office:value-type="float" office:value="38.62379034603" calcext:value-type="float">
            <text:p>38.62379034603</text:p>
          </table:table-cell>
          <table:table-cell table:formula="of:=[.E$2]/[.E129]" office:value-type="float" office:value="0.898227682465813" calcext:value-type="float">
            <text:p>0.8982276824658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3" calcext:value-type="float">
            <text:p>43</text:p>
          </table:table-cell>
          <table:table-cell office:value-type="float" office:value="258.409915924072" calcext:value-type="float">
            <text:p>258.409915924072</text:p>
          </table:table-cell>
          <table:table-cell table:formula="of:=[.E130]/[.D130]" office:value-type="float" office:value="6.00953292846679" calcext:value-type="float">
            <text:p>6.00953292846679</text:p>
          </table:table-cell>
          <table:table-cell table:formula="of:=[.F$2]/[.F130]" office:value-type="float" office:value="36.4941438893766" calcext:value-type="float">
            <text:p>36.4941438893766</text:p>
          </table:table-cell>
          <table:table-cell table:formula="of:=[.E$2]/[.E130]" office:value-type="float" office:value="0.848701020683178" calcext:value-type="float">
            <text:p>0.84870102068317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51.420678138733" calcext:value-type="float">
            <text:p>251.420678138733</text:p>
          </table:table-cell>
          <table:table-cell table:formula="of:=[.E131]/[.D131]" office:value-type="float" office:value="5.71410632133484" calcext:value-type="float">
            <text:p>5.71410632133484</text:p>
          </table:table-cell>
          <table:table-cell table:formula="of:=[.F$2]/[.F131]" office:value-type="float" office:value="38.3809378170936" calcext:value-type="float">
            <text:p>38.3809378170936</text:p>
          </table:table-cell>
          <table:table-cell table:formula="of:=[.E$2]/[.E131]" office:value-type="float" office:value="0.872294041297582" calcext:value-type="float">
            <text:p>0.87229404129758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42.347673416138" calcext:value-type="float">
            <text:p>242.347673416138</text:p>
          </table:table-cell>
          <table:table-cell table:formula="of:=[.E132]/[.D132]" office:value-type="float" office:value="5.50790166854859" calcext:value-type="float">
            <text:p>5.50790166854859</text:p>
          </table:table-cell>
          <table:table-cell table:formula="of:=[.F$2]/[.F132]" office:value-type="float" office:value="39.8178421833021" calcext:value-type="float">
            <text:p>39.8178421833021</text:p>
          </table:table-cell>
          <table:table-cell table:formula="of:=[.E$2]/[.E132]" office:value-type="float" office:value="0.904950958711411" calcext:value-type="float">
            <text:p>0.9049509587114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4" calcext:value-type="float">
            <text:p>44</text:p>
          </table:table-cell>
          <table:table-cell office:value-type="float" office:value="257.293990135193" calcext:value-type="float">
            <text:p>257.293990135193</text:p>
          </table:table-cell>
          <table:table-cell table:formula="of:=[.E133]/[.D133]" office:value-type="float" office:value="5.84759068489075" calcext:value-type="float">
            <text:p>5.84759068489075</text:p>
          </table:table-cell>
          <table:table-cell table:formula="of:=[.F$2]/[.F133]" office:value-type="float" office:value="37.5048068884307" calcext:value-type="float">
            <text:p>37.5048068884307</text:p>
          </table:table-cell>
          <table:table-cell table:formula="of:=[.E$2]/[.E133]" office:value-type="float" office:value="0.852381974737062" calcext:value-type="float">
            <text:p>0.8523819747370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48.266704082489" calcext:value-type="float">
            <text:p>248.266704082489</text:p>
          </table:table-cell>
          <table:table-cell table:formula="of:=[.E134]/[.D134]" office:value-type="float" office:value="5.51703786849976" calcext:value-type="float">
            <text:p>5.51703786849976</text:p>
          </table:table-cell>
          <table:table-cell table:formula="of:=[.F$2]/[.F134]" office:value-type="float" office:value="39.7519039431664" calcext:value-type="float">
            <text:p>39.7519039431664</text:p>
          </table:table-cell>
          <table:table-cell table:formula="of:=[.E$2]/[.E134]" office:value-type="float" office:value="0.883375643181476" calcext:value-type="float">
            <text:p>0.88337564318147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50.357346534729" calcext:value-type="float">
            <text:p>250.357346534729</text:p>
          </table:table-cell>
          <table:table-cell table:formula="of:=[.E135]/[.D135]" office:value-type="float" office:value="5.56349658966064" calcext:value-type="float">
            <text:p>5.56349658966064</text:p>
          </table:table-cell>
          <table:table-cell table:formula="of:=[.F$2]/[.F135]" office:value-type="float" office:value="39.4199503612514" calcext:value-type="float">
            <text:p>39.4199503612514</text:p>
          </table:table-cell>
          <table:table-cell table:formula="of:=[.E$2]/[.E135]" office:value-type="float" office:value="0.875998896916698" calcext:value-type="float">
            <text:p>0.87599889691669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5" calcext:value-type="float">
            <text:p>45</text:p>
          </table:table-cell>
          <table:table-cell office:value-type="float" office:value="247.923778295517" calcext:value-type="float">
            <text:p>247.923778295517</text:p>
          </table:table-cell>
          <table:table-cell table:formula="of:=[.E136]/[.D136]" office:value-type="float" office:value="5.50941729545593" calcext:value-type="float">
            <text:p>5.50941729545593</text:p>
          </table:table-cell>
          <table:table-cell table:formula="of:=[.F$2]/[.F136]" office:value-type="float" office:value="39.8068883945856" calcext:value-type="float">
            <text:p>39.8068883945856</text:p>
          </table:table-cell>
          <table:table-cell table:formula="of:=[.E$2]/[.E136]" office:value-type="float" office:value="0.88459751987968" calcext:value-type="float">
            <text:p>0.884597519879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56.231413841248" calcext:value-type="float">
            <text:p>256.231413841248</text:p>
          </table:table-cell>
          <table:table-cell table:formula="of:=[.E137]/[.D137]" office:value-type="float" office:value="5.57024812698365" calcext:value-type="float">
            <text:p>5.57024812698365</text:p>
          </table:table-cell>
          <table:table-cell table:formula="of:=[.F$2]/[.F137]" office:value-type="float" office:value="39.3721705747737" calcext:value-type="float">
            <text:p>39.3721705747737</text:p>
          </table:table-cell>
          <table:table-cell table:formula="of:=[.E$2]/[.E137]" office:value-type="float" office:value="0.855916751625515" calcext:value-type="float">
            <text:p>0.8559167516255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44.061808109283" calcext:value-type="float">
            <text:p>244.061808109283</text:p>
          </table:table-cell>
          <table:table-cell table:formula="of:=[.E138]/[.D138]" office:value-type="float" office:value="5.30569148063659" calcext:value-type="float">
            <text:p>5.30569148063659</text:p>
          </table:table-cell>
          <table:table-cell table:formula="of:=[.F$2]/[.F138]" office:value-type="float" office:value="41.3353773395622" calcext:value-type="float">
            <text:p>41.3353773395622</text:p>
          </table:table-cell>
          <table:table-cell table:formula="of:=[.E$2]/[.E138]" office:value-type="float" office:value="0.898595159555701" calcext:value-type="float">
            <text:p>0.8985951595557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6" calcext:value-type="float">
            <text:p>46</text:p>
          </table:table-cell>
          <table:table-cell office:value-type="float" office:value="260.211880207062" calcext:value-type="float">
            <text:p>260.211880207062</text:p>
          </table:table-cell>
          <table:table-cell table:formula="of:=[.E139]/[.D139]" office:value-type="float" office:value="5.65678000450135" calcext:value-type="float">
            <text:p>5.65678000450135</text:p>
          </table:table-cell>
          <table:table-cell table:formula="of:=[.F$2]/[.F139]" office:value-type="float" office:value="38.7698936895013" calcext:value-type="float">
            <text:p>38.7698936895013</text:p>
          </table:table-cell>
          <table:table-cell table:formula="of:=[.E$2]/[.E139]" office:value-type="float" office:value="0.842823775858724" calcext:value-type="float">
            <text:p>0.8428237758587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53.943347454071" calcext:value-type="float">
            <text:p>253.943347454071</text:p>
          </table:table-cell>
          <table:table-cell table:formula="of:=[.E140]/[.D140]" office:value-type="float" office:value="5.4030499458313" calcext:value-type="float">
            <text:p>5.4030499458313</text:p>
          </table:table-cell>
          <table:table-cell table:formula="of:=[.F$2]/[.F140]" office:value-type="float" office:value="40.5905482270479" calcext:value-type="float">
            <text:p>40.5905482270479</text:p>
          </table:table-cell>
          <table:table-cell table:formula="of:=[.E$2]/[.E140]" office:value-type="float" office:value="0.863628685681871" calcext:value-type="float">
            <text:p>0.86362868568187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49.055824995041" calcext:value-type="float">
            <text:p>249.055824995041</text:p>
          </table:table-cell>
          <table:table-cell table:formula="of:=[.E141]/[.D141]" office:value-type="float" office:value="5.29906010627747" calcext:value-type="float">
            <text:p>5.29906010627747</text:p>
          </table:table-cell>
          <table:table-cell table:formula="of:=[.F$2]/[.F141]" office:value-type="float" office:value="41.3871054490603" calcext:value-type="float">
            <text:p>41.3871054490603</text:p>
          </table:table-cell>
          <table:table-cell table:formula="of:=[.E$2]/[.E141]" office:value-type="float" office:value="0.880576711682133" calcext:value-type="float">
            <text:p>0.8805767116821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7" calcext:value-type="float">
            <text:p>47</text:p>
          </table:table-cell>
          <table:table-cell office:value-type="float" office:value="247.73552775383" calcext:value-type="float">
            <text:p>247.73552775383</text:p>
          </table:table-cell>
          <table:table-cell table:formula="of:=[.E142]/[.D142]" office:value-type="float" office:value="5.2709686756134" calcext:value-type="float">
            <text:p>5.2709686756134</text:p>
          </table:table-cell>
          <table:table-cell table:formula="of:=[.F$2]/[.F142]" office:value-type="float" office:value="41.6076764815704" calcext:value-type="float">
            <text:p>41.6076764815704</text:p>
          </table:table-cell>
          <table:table-cell table:formula="of:=[.E$2]/[.E142]" office:value-type="float" office:value="0.885269712373838" calcext:value-type="float">
            <text:p>0.8852697123738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0.263084411621" calcext:value-type="float">
            <text:p>250.263084411621</text:p>
          </table:table-cell>
          <table:table-cell table:formula="of:=[.E143]/[.D143]" office:value-type="float" office:value="5.21381425857544" calcext:value-type="float">
            <text:p>5.21381425857544</text:p>
          </table:table-cell>
          <table:table-cell table:formula="of:=[.F$2]/[.F143]" office:value-type="float" office:value="42.0637845007038" calcext:value-type="float">
            <text:p>42.0637845007038</text:p>
          </table:table-cell>
          <table:table-cell table:formula="of:=[.E$2]/[.E143]" office:value-type="float" office:value="0.876328843764663" calcext:value-type="float">
            <text:p>0.8763288437646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6.253482818604" calcext:value-type="float">
            <text:p>256.253482818604</text:p>
          </table:table-cell>
          <table:table-cell table:formula="of:=[.E144]/[.D144]" office:value-type="float" office:value="5.33861422538758" calcext:value-type="float">
            <text:p>5.33861422538758</text:p>
          </table:table-cell>
          <table:table-cell table:formula="of:=[.F$2]/[.F144]" office:value-type="float" office:value="41.0804658550678" calcext:value-type="float">
            <text:p>41.0804658550678</text:p>
          </table:table-cell>
          <table:table-cell table:formula="of:=[.E$2]/[.E144]" office:value-type="float" office:value="0.855843038647246" calcext:value-type="float">
            <text:p>0.8558430386472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8" calcext:value-type="float">
            <text:p>48</text:p>
          </table:table-cell>
          <table:table-cell office:value-type="float" office:value="251.915245056152" calcext:value-type="float">
            <text:p>251.915245056152</text:p>
          </table:table-cell>
          <table:table-cell table:formula="of:=[.E145]/[.D145]" office:value-type="float" office:value="5.24823427200317" calcext:value-type="float">
            <text:p>5.24823427200317</text:p>
          </table:table-cell>
          <table:table-cell table:formula="of:=[.F$2]/[.F145]" office:value-type="float" office:value="41.787913426301" calcext:value-type="float">
            <text:p>41.787913426301</text:p>
          </table:table-cell>
          <table:table-cell table:formula="of:=[.E$2]/[.E145]" office:value-type="float" office:value="0.870581529714604" calcext:value-type="float">
            <text:p>0.8705815297146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53.435952425003" calcext:value-type="float">
            <text:p>253.435952425003</text:p>
          </table:table-cell>
          <table:table-cell table:formula="of:=[.E146]/[.D146]" office:value-type="float" office:value="5.17216229438782" calcext:value-type="float">
            <text:p>5.17216229438782</text:p>
          </table:table-cell>
          <table:table-cell table:formula="of:=[.F$2]/[.F146]" office:value-type="float" office:value="42.4025285589713" calcext:value-type="float">
            <text:p>42.4025285589713</text:p>
          </table:table-cell>
          <table:table-cell table:formula="of:=[.E$2]/[.E146]" office:value-type="float" office:value="0.865357725693292" calcext:value-type="float">
            <text:p>0.86535772569329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53.430823802948" calcext:value-type="float">
            <text:p>253.430823802948</text:p>
          </table:table-cell>
          <table:table-cell table:formula="of:=[.E147]/[.D147]" office:value-type="float" office:value="5.17205762863159" calcext:value-type="float">
            <text:p>5.17205762863159</text:p>
          </table:table-cell>
          <table:table-cell table:formula="of:=[.F$2]/[.F147]" office:value-type="float" office:value="42.4033866493168" calcext:value-type="float">
            <text:p>42.4033866493168</text:p>
          </table:table-cell>
          <table:table-cell table:formula="of:=[.E$2]/[.E147]" office:value-type="float" office:value="0.865375237741159" calcext:value-type="float">
            <text:p>0.8653752377411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49" calcext:value-type="float">
            <text:p>49</text:p>
          </table:table-cell>
          <table:table-cell office:value-type="float" office:value="248.546249389648" calcext:value-type="float">
            <text:p>248.546249389648</text:p>
          </table:table-cell>
          <table:table-cell table:formula="of:=[.E148]/[.D148]" office:value-type="float" office:value="5.07237243652343" calcext:value-type="float">
            <text:p>5.07237243652343</text:p>
          </table:table-cell>
          <table:table-cell table:formula="of:=[.F$2]/[.F148]" office:value-type="float" office:value="43.2367224891178" calcext:value-type="float">
            <text:p>43.2367224891178</text:p>
          </table:table-cell>
          <table:table-cell table:formula="of:=[.E$2]/[.E148]" office:value-type="float" office:value="0.88238209161465" calcext:value-type="float">
            <text:p>0.882382091614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4.894804954529" calcext:value-type="float">
            <text:p>254.894804954529</text:p>
          </table:table-cell>
          <table:table-cell table:formula="of:=[.E149]/[.D149]" office:value-type="float" office:value="5.09789609909058" calcext:value-type="float">
            <text:p>5.09789609909058</text:p>
          </table:table-cell>
          <table:table-cell table:formula="of:=[.F$2]/[.F149]" office:value-type="float" office:value="43.0202489686947" calcext:value-type="float">
            <text:p>43.0202489686947</text:p>
          </table:table-cell>
          <table:table-cell table:formula="of:=[.E$2]/[.E149]" office:value-type="float" office:value="0.860404979373893" calcext:value-type="float">
            <text:p>0.86040497937389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65.593755245209" calcext:value-type="float">
            <text:p>265.593755245209</text:p>
          </table:table-cell>
          <table:table-cell table:formula="of:=[.E150]/[.D150]" office:value-type="float" office:value="5.31187510490418" calcext:value-type="float">
            <text:p>5.31187510490418</text:p>
          </table:table-cell>
          <table:table-cell table:formula="of:=[.F$2]/[.F150]" office:value-type="float" office:value="41.287258278519" calcext:value-type="float">
            <text:p>41.287258278519</text:p>
          </table:table-cell>
          <table:table-cell table:formula="of:=[.E$2]/[.E150]" office:value-type="float" office:value="0.82574516557038" calcext:value-type="float">
            <text:p>0.825745165570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0" calcext:value-type="float">
            <text:p>50</text:p>
          </table:table-cell>
          <table:table-cell office:value-type="float" office:value="251.473903656006" calcext:value-type="float">
            <text:p>251.473903656006</text:p>
          </table:table-cell>
          <table:table-cell table:formula="of:=[.E151]/[.D151]" office:value-type="float" office:value="5.02947807312012" calcext:value-type="float">
            <text:p>5.02947807312012</text:p>
          </table:table-cell>
          <table:table-cell table:formula="of:=[.F$2]/[.F151]" office:value-type="float" office:value="43.6054708283796" calcext:value-type="float">
            <text:p>43.6054708283796</text:p>
          </table:table-cell>
          <table:table-cell table:formula="of:=[.E$2]/[.E151]" office:value-type="float" office:value="0.872109416567591" calcext:value-type="float">
            <text:p>0.8721094165675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50.35199213028" calcext:value-type="float">
            <text:p>250.35199213028</text:p>
          </table:table-cell>
          <table:table-cell table:formula="of:=[.E152]/[.D152]" office:value-type="float" office:value="4.9088625907898" calcext:value-type="float">
            <text:p>4.9088625907898</text:p>
          </table:table-cell>
          <table:table-cell table:formula="of:=[.F$2]/[.F152]" office:value-type="float" office:value="44.6768992497156" calcext:value-type="float">
            <text:p>44.6768992497156</text:p>
          </table:table-cell>
          <table:table-cell table:formula="of:=[.E$2]/[.E152]" office:value-type="float" office:value="0.876017632347365" calcext:value-type="float">
            <text:p>0.8760176323473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66.21946644783" calcext:value-type="float">
            <text:p>266.21946644783</text:p>
          </table:table-cell>
          <table:table-cell table:formula="of:=[.E153]/[.D153]" office:value-type="float" office:value="5.21998953819275" calcext:value-type="float">
            <text:p>5.21998953819275</text:p>
          </table:table-cell>
          <table:table-cell table:formula="of:=[.F$2]/[.F153]" office:value-type="float" office:value="42.0140227858281" calcext:value-type="float">
            <text:p>42.0140227858281</text:p>
          </table:table-cell>
          <table:table-cell table:formula="of:=[.E$2]/[.E153]" office:value-type="float" office:value="0.82380436834957" calcext:value-type="float">
            <text:p>0.823804368349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1" calcext:value-type="float">
            <text:p>51</text:p>
          </table:table-cell>
          <table:table-cell office:value-type="float" office:value="261.298481225967" calcext:value-type="float">
            <text:p>261.298481225967</text:p>
          </table:table-cell>
          <table:table-cell table:formula="of:=[.E154]/[.D154]" office:value-type="float" office:value="5.12349963188171" calcext:value-type="float">
            <text:p>5.12349963188171</text:p>
          </table:table-cell>
          <table:table-cell table:formula="of:=[.F$2]/[.F154]" office:value-type="float" office:value="42.8052649862038" calcext:value-type="float">
            <text:p>42.8052649862038</text:p>
          </table:table-cell>
          <table:table-cell table:formula="of:=[.E$2]/[.E154]" office:value-type="float" office:value="0.839318921298114" calcext:value-type="float">
            <text:p>0.8393189212981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57.016539573669" calcext:value-type="float">
            <text:p>257.016539573669</text:p>
          </table:table-cell>
          <table:table-cell table:formula="of:=[.E155]/[.D155]" office:value-type="float" office:value="4.9426257610321" calcext:value-type="float">
            <text:p>4.9426257610321</text:p>
          </table:table-cell>
          <table:table-cell table:formula="of:=[.F$2]/[.F155]" office:value-type="float" office:value="44.37171050426" calcext:value-type="float">
            <text:p>44.37171050426</text:p>
          </table:table-cell>
          <table:table-cell table:formula="of:=[.E$2]/[.E155]" office:value-type="float" office:value="0.853302125081923" calcext:value-type="float">
            <text:p>0.8533021250819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73.962376594543" calcext:value-type="float">
            <text:p>273.962376594543</text:p>
          </table:table-cell>
          <table:table-cell table:formula="of:=[.E156]/[.D156]" office:value-type="float" office:value="5.26850724220275" calcext:value-type="float">
            <text:p>5.26850724220275</text:p>
          </table:table-cell>
          <table:table-cell table:formula="of:=[.F$2]/[.F156]" office:value-type="float" office:value="41.6271154839905" calcext:value-type="float">
            <text:p>41.6271154839905</text:p>
          </table:table-cell>
          <table:table-cell table:formula="of:=[.E$2]/[.E156]" office:value-type="float" office:value="0.800521451615201" calcext:value-type="float">
            <text:p>0.8005214516152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2" calcext:value-type="float">
            <text:p>52</text:p>
          </table:table-cell>
          <table:table-cell office:value-type="float" office:value="272.489831924438" calcext:value-type="float">
            <text:p>272.489831924438</text:p>
          </table:table-cell>
          <table:table-cell table:formula="of:=[.E157]/[.D157]" office:value-type="float" office:value="5.24018907546996" calcext:value-type="float">
            <text:p>5.24018907546996</text:p>
          </table:table-cell>
          <table:table-cell table:formula="of:=[.F$2]/[.F157]" office:value-type="float" office:value="41.8520698854259" calcext:value-type="float">
            <text:p>41.8520698854259</text:p>
          </table:table-cell>
          <table:table-cell table:formula="of:=[.E$2]/[.E157]" office:value-type="float" office:value="0.804847497796651" calcext:value-type="float">
            <text:p>0.8048474977966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55.298670291901" calcext:value-type="float">
            <text:p>255.298670291901</text:p>
          </table:table-cell>
          <table:table-cell table:formula="of:=[.E158]/[.D158]" office:value-type="float" office:value="4.81695604324342" calcext:value-type="float">
            <text:p>4.81695604324342</text:p>
          </table:table-cell>
          <table:table-cell table:formula="of:=[.F$2]/[.F158]" office:value-type="float" office:value="45.5293254558627" calcext:value-type="float">
            <text:p>45.5293254558627</text:p>
          </table:table-cell>
          <table:table-cell table:formula="of:=[.E$2]/[.E158]" office:value-type="float" office:value="0.859043876525711" calcext:value-type="float">
            <text:p>0.8590438765257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58.570646047592" calcext:value-type="float">
            <text:p>258.570646047592</text:p>
          </table:table-cell>
          <table:table-cell table:formula="of:=[.E159]/[.D159]" office:value-type="float" office:value="4.87869143486023" calcext:value-type="float">
            <text:p>4.87869143486023</text:p>
          </table:table-cell>
          <table:table-cell table:formula="of:=[.F$2]/[.F159]" office:value-type="float" office:value="44.9531933567955" calcext:value-type="float">
            <text:p>44.9531933567955</text:p>
          </table:table-cell>
          <table:table-cell table:formula="of:=[.E$2]/[.E159]" office:value-type="float" office:value="0.84817345956218" calcext:value-type="float">
            <text:p>0.848173459562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3" calcext:value-type="float">
            <text:p>53</text:p>
          </table:table-cell>
          <table:table-cell office:value-type="float" office:value="282.466063022614" calcext:value-type="float">
            <text:p>282.466063022614</text:p>
          </table:table-cell>
          <table:table-cell table:formula="of:=[.E160]/[.D160]" office:value-type="float" office:value="5.32954835891725" calcext:value-type="float">
            <text:p>5.32954835891725</text:p>
          </table:table-cell>
          <table:table-cell table:formula="of:=[.F$2]/[.F160]" office:value-type="float" office:value="41.1503460762236" calcext:value-type="float">
            <text:p>41.1503460762236</text:p>
          </table:table-cell>
          <table:table-cell table:formula="of:=[.E$2]/[.E160]" office:value-type="float" office:value="0.77642162407969" calcext:value-type="float">
            <text:p>0.7764216240796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70.971260070801" calcext:value-type="float">
            <text:p>270.971260070801</text:p>
          </table:table-cell>
          <table:table-cell table:formula="of:=[.E161]/[.D161]" office:value-type="float" office:value="5.01798629760743" calcext:value-type="float">
            <text:p>5.01798629760743</text:p>
          </table:table-cell>
          <table:table-cell table:formula="of:=[.F$2]/[.F161]" office:value-type="float" office:value="43.7053324565637" calcext:value-type="float">
            <text:p>43.7053324565637</text:p>
          </table:table-cell>
          <table:table-cell table:formula="of:=[.E$2]/[.E161]" office:value-type="float" office:value="0.809358008454884" calcext:value-type="float">
            <text:p>0.8093580084548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57.211347579956" calcext:value-type="float">
            <text:p>257.211347579956</text:p>
          </table:table-cell>
          <table:table-cell table:formula="of:=[.E162]/[.D162]" office:value-type="float" office:value="4.76317310333252" calcext:value-type="float">
            <text:p>4.76317310333252</text:p>
          </table:table-cell>
          <table:table-cell table:formula="of:=[.F$2]/[.F162]" office:value-type="float" office:value="46.0434157318308" calcext:value-type="float">
            <text:p>46.0434157318308</text:p>
          </table:table-cell>
          <table:table-cell table:formula="of:=[.E$2]/[.E162]" office:value-type="float" office:value="0.852655846885756" calcext:value-type="float">
            <text:p>0.8526558468857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4" calcext:value-type="float">
            <text:p>54</text:p>
          </table:table-cell>
          <table:table-cell office:value-type="float" office:value="256.916158676147" calcext:value-type="float">
            <text:p>256.916158676147</text:p>
          </table:table-cell>
          <table:table-cell table:formula="of:=[.E163]/[.D163]" office:value-type="float" office:value="4.75770664215087" calcext:value-type="float">
            <text:p>4.75770664215087</text:p>
          </table:table-cell>
          <table:table-cell table:formula="of:=[.F$2]/[.F163]" office:value-type="float" office:value="46.0963182253429" calcext:value-type="float">
            <text:p>46.0963182253429</text:p>
          </table:table-cell>
          <table:table-cell table:formula="of:=[.E$2]/[.E163]" office:value-type="float" office:value="0.853635522691535" calcext:value-type="float">
            <text:p>0.8536355226915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74.136494398117" calcext:value-type="float">
            <text:p>274.136494398117</text:p>
          </table:table-cell>
          <table:table-cell table:formula="of:=[.E164]/[.D164]" office:value-type="float" office:value="4.98429989814758" calcext:value-type="float">
            <text:p>4.98429989814758</text:p>
          </table:table-cell>
          <table:table-cell table:formula="of:=[.F$2]/[.F164]" office:value-type="float" office:value="44.0007150213657" calcext:value-type="float">
            <text:p>44.0007150213657</text:p>
          </table:table-cell>
          <table:table-cell table:formula="of:=[.E$2]/[.E164]" office:value-type="float" office:value="0.800013000388468" calcext:value-type="float">
            <text:p>0.80001300038846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79.54983830452" calcext:value-type="float">
            <text:p>279.54983830452</text:p>
          </table:table-cell>
          <table:table-cell table:formula="of:=[.E165]/[.D165]" office:value-type="float" office:value="5.08272433280945" calcext:value-type="float">
            <text:p>5.08272433280945</text:p>
          </table:table-cell>
          <table:table-cell table:formula="of:=[.F$2]/[.F165]" office:value-type="float" office:value="43.14866300809" calcext:value-type="float">
            <text:p>43.14866300809</text:p>
          </table:table-cell>
          <table:table-cell table:formula="of:=[.E$2]/[.E165]" office:value-type="float" office:value="0.784521145601636" calcext:value-type="float">
            <text:p>0.784521145601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5" calcext:value-type="float">
            <text:p>55</text:p>
          </table:table-cell>
          <table:table-cell office:value-type="float" office:value="258.278431892395" calcext:value-type="float">
            <text:p>258.278431892395</text:p>
          </table:table-cell>
          <table:table-cell table:formula="of:=[.E166]/[.D166]" office:value-type="float" office:value="4.69597148895264" calcext:value-type="float">
            <text:p>4.69597148895264</text:p>
          </table:table-cell>
          <table:table-cell table:formula="of:=[.F$2]/[.F166]" office:value-type="float" office:value="46.7023191932386" calcext:value-type="float">
            <text:p>46.7023191932386</text:p>
          </table:table-cell>
          <table:table-cell table:formula="of:=[.E$2]/[.E166]" office:value-type="float" office:value="0.849133076240702" calcext:value-type="float">
            <text:p>0.8491330762407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9.10068321228" calcext:value-type="float">
            <text:p>259.10068321228</text:p>
          </table:table-cell>
          <table:table-cell table:formula="of:=[.E167]/[.D167]" office:value-type="float" office:value="4.626797914505" calcext:value-type="float">
            <text:p>4.626797914505</text:p>
          </table:table-cell>
          <table:table-cell table:formula="of:=[.F$2]/[.F167]" office:value-type="float" office:value="47.4005485979556" calcext:value-type="float">
            <text:p>47.4005485979556</text:p>
          </table:table-cell>
          <table:table-cell table:formula="of:=[.E$2]/[.E167]" office:value-type="float" office:value="0.846438367820636" calcext:value-type="float">
            <text:p>0.8464383678206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8.748178482056" calcext:value-type="float">
            <text:p>258.748178482056</text:p>
          </table:table-cell>
          <table:table-cell table:formula="of:=[.E168]/[.D168]" office:value-type="float" office:value="4.62050318717957" calcext:value-type="float">
            <text:p>4.62050318717957</text:p>
          </table:table-cell>
          <table:table-cell table:formula="of:=[.F$2]/[.F168]" office:value-type="float" office:value="47.4651245794911" calcext:value-type="float">
            <text:p>47.4651245794911</text:p>
          </table:table-cell>
          <table:table-cell table:formula="of:=[.E$2]/[.E168]" office:value-type="float" office:value="0.847591510348055" calcext:value-type="float">
            <text:p>0.8475915103480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6" calcext:value-type="float">
            <text:p>56</text:p>
          </table:table-cell>
          <table:table-cell office:value-type="float" office:value="258.717496871948" calcext:value-type="float">
            <text:p>258.717496871948</text:p>
          </table:table-cell>
          <table:table-cell table:formula="of:=[.E169]/[.D169]" office:value-type="float" office:value="4.61995530128479" calcext:value-type="float">
            <text:p>4.61995530128479</text:p>
          </table:table-cell>
          <table:table-cell table:formula="of:=[.F$2]/[.F169]" office:value-type="float" office:value="47.4707535240491" calcext:value-type="float">
            <text:p>47.4707535240491</text:p>
          </table:table-cell>
          <table:table-cell table:formula="of:=[.E$2]/[.E169]" office:value-type="float" office:value="0.847692027215162" calcext:value-type="float">
            <text:p>0.8476920272151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63.698507547379" calcext:value-type="float">
            <text:p>263.698507547379</text:p>
          </table:table-cell>
          <table:table-cell table:formula="of:=[.E170]/[.D170]" office:value-type="float" office:value="4.62628960609437" calcext:value-type="float">
            <text:p>4.62628960609437</text:p>
          </table:table-cell>
          <table:table-cell table:formula="of:=[.F$2]/[.F170]" office:value-type="float" office:value="47.4057566803656" calcext:value-type="float">
            <text:p>47.4057566803656</text:p>
          </table:table-cell>
          <table:table-cell table:formula="of:=[.E$2]/[.E170]" office:value-type="float" office:value="0.8316799417608" calcext:value-type="float">
            <text:p>0.831679941760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71.749996185303" calcext:value-type="float">
            <text:p>271.749996185303</text:p>
          </table:table-cell>
          <table:table-cell table:formula="of:=[.E171]/[.D171]" office:value-type="float" office:value="4.76754379272462" calcext:value-type="float">
            <text:p>4.76754379272462</text:p>
          </table:table-cell>
          <table:table-cell table:formula="of:=[.F$2]/[.F171]" office:value-type="float" office:value="46.0012050091895" calcext:value-type="float">
            <text:p>46.0012050091895</text:p>
          </table:table-cell>
          <table:table-cell table:formula="of:=[.E$2]/[.E171]" office:value-type="float" office:value="0.807038684371746" calcext:value-type="float">
            <text:p>0.8070386843717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7" calcext:value-type="float">
            <text:p>57</text:p>
          </table:table-cell>
          <table:table-cell office:value-type="float" office:value="263.957421541214" calcext:value-type="float">
            <text:p>263.957421541214</text:p>
          </table:table-cell>
          <table:table-cell table:formula="of:=[.E172]/[.D172]" office:value-type="float" office:value="4.6308319568634" calcext:value-type="float">
            <text:p>4.6308319568634</text:p>
          </table:table-cell>
          <table:table-cell table:formula="of:=[.F$2]/[.F172]" office:value-type="float" office:value="47.3592567042664" calcext:value-type="float">
            <text:p>47.3592567042664</text:p>
          </table:table-cell>
          <table:table-cell table:formula="of:=[.E$2]/[.E172]" office:value-type="float" office:value="0.830864152706427" calcext:value-type="float">
            <text:p>0.8308641527064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340.530821800232" calcext:value-type="float">
            <text:p>340.530821800232</text:p>
          </table:table-cell>
          <table:table-cell table:formula="of:=[.E173]/[.D173]" office:value-type="float" office:value="5.87122106552124" calcext:value-type="float">
            <text:p>5.87122106552124</text:p>
          </table:table-cell>
          <table:table-cell table:formula="of:=[.F$2]/[.F173]" office:value-type="float" office:value="37.3538582437866" calcext:value-type="float">
            <text:p>37.3538582437866</text:p>
          </table:table-cell>
          <table:table-cell table:formula="of:=[.E$2]/[.E173]" office:value-type="float" office:value="0.644032038685975" calcext:value-type="float">
            <text:p>0.64403203868597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267.315692424774" calcext:value-type="float">
            <text:p>267.315692424774</text:p>
          </table:table-cell>
          <table:table-cell table:formula="of:=[.E174]/[.D174]" office:value-type="float" office:value="4.608891248703" calcext:value-type="float">
            <text:p>4.608891248703</text:p>
          </table:table-cell>
          <table:table-cell table:formula="of:=[.F$2]/[.F174]" office:value-type="float" office:value="47.5847112819447" calcext:value-type="float">
            <text:p>47.5847112819447</text:p>
          </table:table-cell>
          <table:table-cell table:formula="of:=[.E$2]/[.E174]" office:value-type="float" office:value="0.820426056585254" calcext:value-type="float">
            <text:p>0.8204260565852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8" calcext:value-type="float">
            <text:p>58</text:p>
          </table:table-cell>
          <table:table-cell office:value-type="float" office:value="260.530101299286" calcext:value-type="float">
            <text:p>260.530101299286</text:p>
          </table:table-cell>
          <table:table-cell table:formula="of:=[.E175]/[.D175]" office:value-type="float" office:value="4.49189829826355" calcext:value-type="float">
            <text:p>4.49189829826355</text:p>
          </table:table-cell>
          <table:table-cell table:formula="of:=[.F$2]/[.F175]" office:value-type="float" office:value="48.8240705458969" calcext:value-type="float">
            <text:p>48.8240705458969</text:p>
          </table:table-cell>
          <table:table-cell table:formula="of:=[.E$2]/[.E175]" office:value-type="float" office:value="0.841794319756844" calcext:value-type="float">
            <text:p>0.8417943197568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60.14666557312" calcext:value-type="float">
            <text:p>260.14666557312</text:p>
          </table:table-cell>
          <table:table-cell table:formula="of:=[.E176]/[.D176]" office:value-type="float" office:value="4.40926551818848" calcext:value-type="float">
            <text:p>4.40926551818848</text:p>
          </table:table-cell>
          <table:table-cell table:formula="of:=[.F$2]/[.F176]" office:value-type="float" office:value="49.7390684445598" calcext:value-type="float">
            <text:p>49.7390684445598</text:p>
          </table:table-cell>
          <table:table-cell table:formula="of:=[.E$2]/[.E176]" office:value-type="float" office:value="0.84303505838237" calcext:value-type="float">
            <text:p>0.843035058382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79.82510137558" calcext:value-type="float">
            <text:p>279.82510137558</text:p>
          </table:table-cell>
          <table:table-cell table:formula="of:=[.E177]/[.D177]" office:value-type="float" office:value="4.74279832839966" calcext:value-type="float">
            <text:p>4.74279832839966</text:p>
          </table:table-cell>
          <table:table-cell table:formula="of:=[.F$2]/[.F177]" office:value-type="float" office:value="46.2412154626477" calcext:value-type="float">
            <text:p>46.2412154626477</text:p>
          </table:table-cell>
          <table:table-cell table:formula="of:=[.E$2]/[.E177]" office:value-type="float" office:value="0.783749414621147" calcext:value-type="float">
            <text:p>0.7837494146211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59" calcext:value-type="float">
            <text:p>59</text:p>
          </table:table-cell>
          <table:table-cell office:value-type="float" office:value="268.605110645294" calcext:value-type="float">
            <text:p>268.605110645294</text:p>
          </table:table-cell>
          <table:table-cell table:formula="of:=[.E178]/[.D178]" office:value-type="float" office:value="4.55262899398803" calcext:value-type="float">
            <text:p>4.55262899398803</text:p>
          </table:table-cell>
          <table:table-cell table:formula="of:=[.F$2]/[.F178]" office:value-type="float" office:value="48.1727721914145" calcext:value-type="float">
            <text:p>48.1727721914145</text:p>
          </table:table-cell>
          <table:table-cell table:formula="of:=[.E$2]/[.E178]" office:value-type="float" office:value="0.816487664261262" calcext:value-type="float">
            <text:p>0.8164876642612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73.610982894897" calcext:value-type="float">
            <text:p>273.610982894897</text:p>
          </table:table-cell>
          <table:table-cell table:formula="of:=[.E179]/[.D179]" office:value-type="float" office:value="4.56018304824828" calcext:value-type="float">
            <text:p>4.56018304824828</text:p>
          </table:table-cell>
          <table:table-cell table:formula="of:=[.F$2]/[.F179]" office:value-type="float" office:value="48.0929728212685" calcext:value-type="float">
            <text:p>48.0929728212685</text:p>
          </table:table-cell>
          <table:table-cell table:formula="of:=[.E$2]/[.E179]" office:value-type="float" office:value="0.801549547021142" calcext:value-type="float">
            <text:p>0.8015495470211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69.194979667664" calcext:value-type="float">
            <text:p>269.194979667664</text:p>
          </table:table-cell>
          <table:table-cell table:formula="of:=[.E180]/[.D180]" office:value-type="float" office:value="4.48658299446107" calcext:value-type="float">
            <text:p>4.48658299446107</text:p>
          </table:table-cell>
          <table:table-cell table:formula="of:=[.F$2]/[.F180]" office:value-type="float" office:value="48.8819129547292" calcext:value-type="float">
            <text:p>48.8819129547292</text:p>
          </table:table-cell>
          <table:table-cell table:formula="of:=[.E$2]/[.E180]" office:value-type="float" office:value="0.814698549245486" calcext:value-type="float">
            <text:p>0.81469854924548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0" calcext:value-type="float">
            <text:p>60</text:p>
          </table:table-cell>
          <table:table-cell office:value-type="float" office:value="263.948621749878" calcext:value-type="float">
            <text:p>263.948621749878</text:p>
          </table:table-cell>
          <table:table-cell table:formula="of:=[.E181]/[.D181]" office:value-type="float" office:value="4.3991436958313" calcext:value-type="float">
            <text:p>4.3991436958313</text:p>
          </table:table-cell>
          <table:table-cell table:formula="of:=[.F$2]/[.F181]" office:value-type="float" office:value="49.8535111747403" calcext:value-type="float">
            <text:p>49.8535111747403</text:p>
          </table:table-cell>
          <table:table-cell table:formula="of:=[.E$2]/[.E181]" office:value-type="float" office:value="0.830891852912338" calcext:value-type="float">
            <text:p>0.8308918529123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326.198421478271" calcext:value-type="float">
            <text:p>326.198421478271</text:p>
          </table:table-cell>
          <table:table-cell table:formula="of:=[.E182]/[.D182]" office:value-type="float" office:value="5.34751510620116" calcext:value-type="float">
            <text:p>5.34751510620116</text:p>
          </table:table-cell>
          <table:table-cell table:formula="of:=[.F$2]/[.F182]" office:value-type="float" office:value="41.0120878658372" calcext:value-type="float">
            <text:p>41.0120878658372</text:p>
          </table:table-cell>
          <table:table-cell table:formula="of:=[.E$2]/[.E182]" office:value-type="float" office:value="0.67232930927602" calcext:value-type="float">
            <text:p>0.672329309276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264.180563211441" calcext:value-type="float">
            <text:p>264.180563211441</text:p>
          </table:table-cell>
          <table:table-cell table:formula="of:=[.E183]/[.D183]" office:value-type="float" office:value="4.33082890510559" calcext:value-type="float">
            <text:p>4.33082890510559</text:p>
          </table:table-cell>
          <table:table-cell table:formula="of:=[.F$2]/[.F183]" office:value-type="float" office:value="50.639903862484" calcext:value-type="float">
            <text:p>50.639903862484</text:p>
          </table:table-cell>
          <table:table-cell table:formula="of:=[.E$2]/[.E183]" office:value-type="float" office:value="0.830162358401377" calcext:value-type="float">
            <text:p>0.83016235840137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1" calcext:value-type="float">
            <text:p>61</text:p>
          </table:table-cell>
          <table:table-cell office:value-type="float" office:value="307.394985437393" calcext:value-type="float">
            <text:p>307.394985437393</text:p>
          </table:table-cell>
          <table:table-cell table:formula="of:=[.E184]/[.D184]" office:value-type="float" office:value="5.03926205635071" calcext:value-type="float">
            <text:p>5.03926205635071</text:p>
          </table:table-cell>
          <table:table-cell table:formula="of:=[.F$2]/[.F184]" office:value-type="float" office:value="43.5208085920093" calcext:value-type="float">
            <text:p>43.5208085920093</text:p>
          </table:table-cell>
          <table:table-cell table:formula="of:=[.E$2]/[.E184]" office:value-type="float" office:value="0.713455878557529" calcext:value-type="float">
            <text:p>0.7134558785575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9.784187793732" calcext:value-type="float">
            <text:p>289.784187793732</text:p>
          </table:table-cell>
          <table:table-cell table:formula="of:=[.E185]/[.D185]" office:value-type="float" office:value="4.67393851280213" calcext:value-type="float">
            <text:p>4.67393851280213</text:p>
          </table:table-cell>
          <table:table-cell table:formula="of:=[.F$2]/[.F185]" office:value-type="float" office:value="46.9224742256892" calcext:value-type="float">
            <text:p>46.9224742256892</text:p>
          </table:table-cell>
          <table:table-cell table:formula="of:=[.E$2]/[.E185]" office:value-type="float" office:value="0.756814100414342" calcext:value-type="float">
            <text:p>0.7568141004143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3.438029766083" calcext:value-type="float">
            <text:p>283.438029766083</text:p>
          </table:table-cell>
          <table:table-cell table:formula="of:=[.E186]/[.D186]" office:value-type="float" office:value="4.5715811252594" calcext:value-type="float">
            <text:p>4.5715811252594</text:p>
          </table:table-cell>
          <table:table-cell table:formula="of:=[.F$2]/[.F186]" office:value-type="float" office:value="47.9730652022433" calcext:value-type="float">
            <text:p>47.9730652022433</text:p>
          </table:table-cell>
          <table:table-cell table:formula="of:=[.E$2]/[.E186]" office:value-type="float" office:value="0.773759116165214" calcext:value-type="float">
            <text:p>0.7737591161652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2" calcext:value-type="float">
            <text:p>62</text:p>
          </table:table-cell>
          <table:table-cell office:value-type="float" office:value="281.441549777985" calcext:value-type="float">
            <text:p>281.441549777985</text:p>
          </table:table-cell>
          <table:table-cell table:formula="of:=[.E187]/[.D187]" office:value-type="float" office:value="4.53937983512879" calcext:value-type="float">
            <text:p>4.53937983512879</text:p>
          </table:table-cell>
          <table:table-cell table:formula="of:=[.F$2]/[.F187]" office:value-type="float" office:value="48.3133748143796" calcext:value-type="float">
            <text:p>48.3133748143796</text:p>
          </table:table-cell>
          <table:table-cell table:formula="of:=[.E$2]/[.E187]" office:value-type="float" office:value="0.779247980877091" calcext:value-type="float">
            <text:p>0.77924798087709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78.726255893707" calcext:value-type="float">
            <text:p>278.726255893707</text:p>
          </table:table-cell>
          <table:table-cell table:formula="of:=[.E188]/[.D188]" office:value-type="float" office:value="4.4242262840271" calcext:value-type="float">
            <text:p>4.4242262840271</text:p>
          </table:table-cell>
          <table:table-cell table:formula="of:=[.F$2]/[.F188]" office:value-type="float" office:value="49.57087303405" calcext:value-type="float">
            <text:p>49.57087303405</text:p>
          </table:table-cell>
          <table:table-cell table:formula="of:=[.E$2]/[.E188]" office:value-type="float" office:value="0.78683925450873" calcext:value-type="float">
            <text:p>0.7868392545087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69.0705909729" calcext:value-type="float">
            <text:p>269.0705909729</text:p>
          </table:table-cell>
          <table:table-cell table:formula="of:=[.E189]/[.D189]" office:value-type="float" office:value="4.2709617614746" calcext:value-type="float">
            <text:p>4.2709617614746</text:p>
          </table:table-cell>
          <table:table-cell table:formula="of:=[.F$2]/[.F189]" office:value-type="float" office:value="51.3497361127611" calcext:value-type="float">
            <text:p>51.3497361127611</text:p>
          </table:table-cell>
          <table:table-cell table:formula="of:=[.E$2]/[.E189]" office:value-type="float" office:value="0.815075176393033" calcext:value-type="float">
            <text:p>0.8150751763930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3" calcext:value-type="float">
            <text:p>63</text:p>
          </table:table-cell>
          <table:table-cell office:value-type="float" office:value="279.183641195297" calcext:value-type="float">
            <text:p>279.183641195297</text:p>
          </table:table-cell>
          <table:table-cell table:formula="of:=[.E190]/[.D190]" office:value-type="float" office:value="4.43148636817932" calcext:value-type="float">
            <text:p>4.43148636817932</text:p>
          </table:table-cell>
          <table:table-cell table:formula="of:=[.F$2]/[.F190]" office:value-type="float" office:value="49.4896612960854" calcext:value-type="float">
            <text:p>49.4896612960854</text:p>
          </table:table-cell>
          <table:table-cell table:formula="of:=[.E$2]/[.E190]" office:value-type="float" office:value="0.785550179302943" calcext:value-type="float">
            <text:p>0.7855501793029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0.818115234375" calcext:value-type="float">
            <text:p>270.818115234375</text:p>
          </table:table-cell>
          <table:table-cell table:formula="of:=[.E191]/[.D191]" office:value-type="float" office:value="4.23153305053711" calcext:value-type="float">
            <text:p>4.23153305053711</text:p>
          </table:table-cell>
          <table:table-cell table:formula="of:=[.F$2]/[.F191]" office:value-type="float" office:value="51.8282042891232" calcext:value-type="float">
            <text:p>51.8282042891232</text:p>
          </table:table-cell>
          <table:table-cell table:formula="of:=[.E$2]/[.E191]" office:value-type="float" office:value="0.80981569201755" calcext:value-type="float">
            <text:p>0.809815692017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3.754440307617" calcext:value-type="float">
            <text:p>273.754440307617</text:p>
          </table:table-cell>
          <table:table-cell table:formula="of:=[.E192]/[.D192]" office:value-type="float" office:value="4.27741312980652" calcext:value-type="float">
            <text:p>4.27741312980652</text:p>
          </table:table-cell>
          <table:table-cell table:formula="of:=[.F$2]/[.F192]" office:value-type="float" office:value="51.2722883537168" calcext:value-type="float">
            <text:p>51.2722883537168</text:p>
          </table:table-cell>
          <table:table-cell table:formula="of:=[.E$2]/[.E192]" office:value-type="float" office:value="0.801129505526825" calcext:value-type="float">
            <text:p>0.8011295055268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ardel</text:p>
          </table:table-cell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273.01643371582" calcext:value-type="float">
            <text:p>273.01643371582</text:p>
          </table:table-cell>
          <table:table-cell table:formula="of:=[.E193]/[.D193]" office:value-type="float" office:value="4.26588177680969" calcext:value-type="float">
            <text:p>4.26588177680969</text:p>
          </table:table-cell>
          <table:table-cell table:formula="of:=[.F$2]/[.F193]" office:value-type="float" office:value="51.4108854567064" calcext:value-type="float">
            <text:p>51.4108854567064</text:p>
          </table:table-cell>
          <table:table-cell table:formula="of:=[.E$2]/[.E193]" office:value-type="float" office:value="0.803295085261037" calcext:value-type="float">
            <text:p>0.803295085261037</text:p>
          </table:table-cell>
        </table:table-row>
      </table:table>
      <table:named-expressions/>
      <table:database-ranges>
        <table:database-range table:name="__Anonymous_Sheet_DB__0" table:target-range-address="dardel_results.A1:dardel_results.G19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4:42:13.5301879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5:02:36.012981301</dc:date>
    <meta:editing-duration>PT37M37S</meta:editing-duration>
    <meta:editing-cycles>7</meta:editing-cycles>
    <meta:generator>LibreOffice/24.2.7.2$Linux_X86_64 LibreOffice_project/420$Build-2</meta:generator>
    <meta:document-statistic meta:table-count="1" meta:cell-count="154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915cm" svg:height="4.452cm" xlink:href=".." xlink:type="simple" chart:class="chart:scatter" chart:style-name="ch1">
        <chart:legend chart:legend-position="end" svg:x="5.784cm" svg:y="1.924cm" style:legend-expansion="high" chart:style-name="ch2"/>
        <chart:plot-area chart:style-name="ch3" table:cell-range-address="dardel_results.D2:dardel_results.D193 dardel_results.G1:dardel_results.G193" chart:data-source-has-labels="row" svg:x="0.158cm" svg:y="0.089cm" svg:width="5.468cm" svg:height="4.274cm">
          <chart:coordinate-region svg:x="0.79cm" svg:y="0.291cm" svg:width="4.644cm" svg:height="3.4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rdel_results.G2:dardel_results.G193" chart:label-cell-address="dardel_results.G1:dardel_results.G1" chart:class="chart:scatter">
            <chart:domain table:cell-range-address="dardel_results.D2:dardel_results.D193"/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peedup</text:p>
                <draw:g>
                  <svg:desc>dardel_results.G1:dardel_result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rdel_results.D2:dardel_results.D193</svg:desc>
                </draw:g>
              </table:table-cell>
              <table:table-cell office:value-type="float" office:value="1">
                <text:p>1</text:p>
                <draw:g>
                  <svg:desc>dardel_results.G2:dardel_results.G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430765579695">
                <text:p>1.0443076557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0458043290865">
                <text:p>1.0045804329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08702411656659">
                <text:p>2.08702411656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04558130103964">
                <text:p>2.04558130103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02513399331657">
                <text:p>2.02513399331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94517327347108">
                <text:p>2.94517327347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.99516303630212">
                <text:p>2.99516303630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3.02356976210878">
                <text:p>3.023569762108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.00370301373689">
                <text:p>4.00370301373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.9843103659462">
                <text:p>3.9843103659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3.98586494044257">
                <text:p>3.98586494044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03417972614588">
                <text:p>5.03417972614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94862587332587">
                <text:p>4.94862587332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4.92877842491939">
                <text:p>4.92877842491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5.85175550842545">
                <text:p>5.85175550842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.986180413986">
                <text:p>5.986180413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5.9043129469927">
                <text:p>5.9043129469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6.85819951640925">
                <text:p>6.858199516409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.74235917428548">
                <text:p>6.74235917428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6.85806908006285">
                <text:p>6.85806908006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7.41419632815343">
                <text:p>7.41419632815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7.73670948966741">
                <text:p>7.736709489667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7.90014713702705">
                <text:p>7.900147137027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8.77363141168263">
                <text:p>8.77363141168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8.58413104965889">
                <text:p>8.58413104965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8.79678194582193">
                <text:p>8.796781945821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9.52595508516908">
                <text:p>9.5259550851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9.73408427768223">
                <text:p>9.73408427768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9.80575845127021">
                <text:p>9.80575845127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10.8605582911471">
                <text:p>10.8605582911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0.6510959885706">
                <text:p>10.6510959885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10.6999453629097">
                <text:p>10.6999453629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1.4194185998558">
                <text:p>11.41941859985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11.5054030584169">
                <text:p>11.5054030584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11.6919707496468">
                <text:p>11.69197074964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2.6146288075465">
                <text:p>12.61462880754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12.3047626344935">
                <text:p>12.3047626344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2.5512005383185">
                <text:p>12.551200538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13.5969630785366">
                <text:p>13.5969630785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3.5155585029694">
                <text:p>13.5155585029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13.6730638937331">
                <text:p>13.67306389373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14.108882642436">
                <text:p>14.108882642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4.5144735448369">
                <text:p>14.5144735448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14.2623402859159">
                <text:p>14.2623402859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15.3053022538201">
                <text:p>15.3053022538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15.5822184334533">
                <text:p>15.5822184334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14.7018462967062">
                <text:p>14.7018462967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16.2952906735193">
                <text:p>16.29529067351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16.3946538277126">
                <text:p>16.39465382771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16.2976950651755">
                <text:p>16.2976950651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6.8615486228243">
                <text:p>16.8615486228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17.1575365881987">
                <text:p>17.1575365881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17.05650799396">
                <text:p>17.056507993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18.1916823751271">
                <text:p>18.19168237512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17.842931701561">
                <text:p>17.842931701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18.0767290665819">
                <text:p>18.0767290665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18.8839001035647">
                <text:p>18.88390010356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18.9429745377742">
                <text:p>18.94297453777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9.1483794158796">
                <text:p>19.14837941587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19.8135008464304">
                <text:p>19.8135008464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20.1699357999349">
                <text:p>20.1699357999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19.9115473133263">
                <text:p>19.9115473133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21.1271839340827">
                <text:p>21.1271839340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20.6272756332526">
                <text:p>20.6272756332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0.7200365104828">
                <text:p>20.72003651048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22.2141591611585">
                <text:p>22.21415916115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21.6511181815049">
                <text:p>21.6511181815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21.0463746530612">
                <text:p>21.04637465306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2.6354936855994">
                <text:p>22.63549368559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2.4217233400774">
                <text:p>22.42172334007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22.7347344459689">
                <text:p>22.73473444596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23.5300493485091">
                <text:p>23.5300493485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23.1231812696338">
                <text:p>23.1231812696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23.1865743049587">
                <text:p>23.18657430495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24.2241827800764">
                <text:p>24.22418278007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24.3757047041578">
                <text:p>24.37570470415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24.5958975802037">
                <text:p>24.5958975802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25.2359687080528">
                <text:p>25.2359687080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25.5817745478436">
                <text:p>25.5817745478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5.0420478224444">
                <text:p>25.04204782244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25.3746963242395">
                <text:p>25.37469632423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25.4503074642896">
                <text:p>25.45030746428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26.3500681507494">
                <text:p>26.3500681507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26.4086811931616">
                <text:p>26.40868119316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26.73820415559">
                <text:p>26.73820415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26.6145564779631">
                <text:p>26.6145564779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27.8549873592389">
                <text:p>27.85498735923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28.0215938211563">
                <text:p>28.02159382115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27.4144683007005">
                <text:p>27.41446830070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28.3841295622914">
                <text:p>28.3841295622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28.3663925257105">
                <text:p>28.36639252571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28.3935637981534">
                <text:p>28.3935637981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29.9505266127684">
                <text:p>29.9505266127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29.7909273446641">
                <text:p>29.7909273446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29.9443598644753">
                <text:p>29.9443598644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29.6924060095186">
                <text:p>29.69240600951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30.2875786387222">
                <text:p>30.28757863872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30.4286740176201">
                <text:p>30.42867401762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31.1220827965392">
                <text:p>31.12208279653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31.8904570482632">
                <text:p>31.8904570482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31.1722319111369">
                <text:p>31.17223191113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31.6836240608123">
                <text:p>31.68362406081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32.2399284700806">
                <text:p>32.2399284700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32.4416072192372">
                <text:p>32.4416072192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31.7605191069242">
                <text:p>31.76051910692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32.7197063243747">
                <text:p>32.71970632437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2.2015159908299">
                <text:p>32.20151599082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34.0584679057138">
                <text:p>34.0584679057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33.480673070935">
                <text:p>33.4806730709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33.6159002092057">
                <text:p>33.61590020920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34.1049991915553">
                <text:p>34.10499919155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32.8608526390726">
                <text:p>32.86085263907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33.4423660908399">
                <text:p>33.44236609083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34.7066850478234">
                <text:p>34.70668504782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35.095580078689">
                <text:p>35.0955800786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35.3707104335561">
                <text:p>35.37071043355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35.7995261000675">
                <text:p>35.7995261000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35.8846861292809">
                <text:p>35.88468612928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35.5701841716721">
                <text:p>35.5701841716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36.8427878321571">
                <text:p>36.84278783215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37.0572086917284">
                <text:p>37.0572086917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36.8398294064429">
                <text:p>36.83982940644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37.8478834709108">
                <text:p>37.8478834709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35.3086178280839">
                <text:p>35.30861782808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36.278451981624">
                <text:p>36.2784519816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37.1404090214111">
                <text:p>37.1404090214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38.62379034603">
                <text:p>38.623790346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36.4941438893766">
                <text:p>36.49414388937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38.3809378170936">
                <text:p>38.3809378170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39.8178421833021">
                <text:p>39.8178421833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37.5048068884307">
                <text:p>37.5048068884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39.7519039431664">
                <text:p>39.75190394316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39.4199503612514">
                <text:p>39.41995036125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39.8068883945856">
                <text:p>39.80688839458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39.3721705747737">
                <text:p>39.37217057477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41.3353773395622">
                <text:p>41.3353773395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38.7698936895013">
                <text:p>38.76989368950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40.5905482270479">
                <text:p>40.59054822704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41.3871054490603">
                <text:p>41.38710544906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41.6076764815704">
                <text:p>41.60767648157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42.0637845007038">
                <text:p>42.0637845007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41.0804658550678">
                <text:p>41.08046585506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41.787913426301">
                <text:p>41.7879134263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42.4025285589713">
                <text:p>42.40252855897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42.4033866493168">
                <text:p>42.4033866493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43.2367224891178">
                <text:p>43.2367224891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43.0202489686947">
                <text:p>43.02024896869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41.287258278519">
                <text:p>41.2872582785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43.6054708283796">
                <text:p>43.60547082837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44.6768992497156">
                <text:p>44.6768992497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42.0140227858281">
                <text:p>42.0140227858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42.8052649862038">
                <text:p>42.80526498620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44.37171050426">
                <text:p>44.371710504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41.6271154839905">
                <text:p>41.62711548399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41.8520698854259">
                <text:p>41.85206988542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45.5293254558627">
                <text:p>45.52932545586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44.9531933567955">
                <text:p>44.95319335679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41.1503460762236">
                <text:p>41.15034607622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43.7053324565637">
                <text:p>43.7053324565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46.0434157318308">
                <text:p>46.04341573183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46.0963182253429">
                <text:p>46.09631822534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44.0007150213657">
                <text:p>44.0007150213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43.14866300809">
                <text:p>43.14866300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46.7023191932386">
                <text:p>46.7023191932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47.4005485979556">
                <text:p>47.40054859795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47.4651245794911">
                <text:p>47.4651245794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47.4707535240491">
                <text:p>47.47075352404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">
                <text:p>57</text:p>
              </table:table-cell>
              <table:table-cell office:value-type="float" office:value="47.4057566803656">
                <text:p>47.40575668036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46.0012050091895">
                <text:p>46.00120500918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47.3592567042664">
                <text:p>47.35925670426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">
                <text:p>58</text:p>
              </table:table-cell>
              <table:table-cell office:value-type="float" office:value="37.3538582437866">
                <text:p>37.35385824378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47.5847112819447">
                <text:p>47.5847112819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48.8240705458969">
                <text:p>48.82407054589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49.7390684445598">
                <text:p>49.73906844455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46.2412154626477">
                <text:p>46.2412154626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48.1727721914145">
                <text:p>48.17277219141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48.0929728212685">
                <text:p>48.0929728212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48.8819129547292">
                <text:p>48.88191295472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49.8535111747403">
                <text:p>49.8535111747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41.0120878658372">
                <text:p>41.01208786583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50.639903862484">
                <text:p>50.6399038624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43.5208085920093">
                <text:p>43.5208085920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46.9224742256892">
                <text:p>46.92247422568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47.9730652022433">
                <text:p>47.97306520224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48.3133748143796">
                <text:p>48.31337481437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49.57087303405">
                <text:p>49.57087303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">
                <text:p>63</text:p>
              </table:table-cell>
              <table:table-cell office:value-type="float" office:value="51.3497361127611">
                <text:p>51.34973611276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49.4896612960854">
                <text:p>49.48966129608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51.8282042891232">
                <text:p>51.8282042891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51.2722883537168">
                <text:p>51.27228835371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51.4108854567064">
                <text:p>51.4108854567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541cm" svg:height="4.538cm" xlink:href=".." xlink:type="simple" chart:class="chart:scatter" chart:style-name="ch1">
        <chart:legend chart:legend-position="end" svg:x="7.304cm" svg:y="1.967cm" style:legend-expansion="high" chart:style-name="ch2"/>
        <chart:plot-area chart:style-name="ch3" table:cell-range-address="dardel_results.D2:dardel_results.D193 dardel_results.H1:dardel_results.H193" chart:data-source-has-labels="row" svg:x="0.19cm" svg:y="0.09cm" svg:width="6.924cm" svg:height="4.358cm">
          <chart:coordinate-region svg:x="0.928cm" svg:y="0.293cm" svg:width="5.994cm" svg:height="3.5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rdel_results.H2:dardel_results.H193" chart:label-cell-address="dardel_results.H1:dardel_results.H1" chart:class="chart:scatter">
            <chart:domain table:cell-range-address="dardel_results.D2:dardel_results.D193"/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fficiency</text:p>
                <draw:g>
                  <svg:desc>dardel_results.H1:dardel_results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rdel_results.D2:dardel_results.D193</svg:desc>
                </draw:g>
              </table:table-cell>
              <table:table-cell office:value-type="float" office:value="1">
                <text:p>1</text:p>
                <draw:g>
                  <svg:desc>dardel_results.H2:dardel_results.H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4430765579695">
                <text:p>1.04430765579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0458043290865">
                <text:p>1.0045804329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0435120582833">
                <text:p>1.0435120582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02279065051982">
                <text:p>1.02279065051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01256699665829">
                <text:p>1.01256699665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98172442449036">
                <text:p>0.98172442449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998387678767374">
                <text:p>0.998387678767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.00785658736959">
                <text:p>1.007856587369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.00092575343422">
                <text:p>1.00092575343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99607759148655">
                <text:p>0.99607759148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996466235110644">
                <text:p>0.996466235110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.00683594522918">
                <text:p>1.00683594522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989725174665173">
                <text:p>0.989725174665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985755684983878">
                <text:p>0.985755684983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.975292584737574">
                <text:p>0.975292584737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997696735664334">
                <text:p>0.997696735664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.984052157832117">
                <text:p>0.984052157832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979742788058464">
                <text:p>0.979742788058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963194167755068">
                <text:p>0.963194167755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979724154294693">
                <text:p>0.979724154294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926774541019178">
                <text:p>0.9267745410191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967088686208427">
                <text:p>0.967088686208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987518392128382">
                <text:p>0.987518392128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.974847934631403">
                <text:p>0.974847934631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0.953792338850988">
                <text:p>0.953792338850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977420216202437">
                <text:p>0.977420216202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952595508516908">
                <text:p>0.9525955085169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973408427768223">
                <text:p>0.973408427768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980575845127021">
                <text:p>0.980575845127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0.987323481013375">
                <text:p>0.987323481013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0.96828145350642">
                <text:p>0.96828145350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0.972722305719066">
                <text:p>0.972722305719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0.95161821665465">
                <text:p>0.95161821665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0.958783588201409">
                <text:p>0.9587835882014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0.9743308958039">
                <text:p>0.9743308958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.970356062118964">
                <text:p>0.970356062118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0.946520202653347">
                <text:p>0.946520202653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0.965476964486038">
                <text:p>0.965476964486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971211648466903">
                <text:p>0.971211648466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0.965397035926386">
                <text:p>0.965397035926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0.976647420980937">
                <text:p>0.9766474209809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  <table:table-cell office:value-type="float" office:value="0.940592176162402">
                <text:p>0.940592176162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0.967631569655795">
                <text:p>0.967631569655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  <table:table-cell office:value-type="float" office:value="0.950822685727725">
                <text:p>0.950822685727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0.956581390863754">
                <text:p>0.956581390863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0.973888652090832">
                <text:p>0.9738886520908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">
                <text:p>16</text:p>
              </table:table-cell>
              <table:table-cell office:value-type="float" office:value="0.918865393544137">
                <text:p>0.9188653935441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0.95854651020702">
                <text:p>0.95854651020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0.964391401630154">
                <text:p>0.964391401630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">
                <text:p>17</text:p>
              </table:table-cell>
              <table:table-cell office:value-type="float" office:value="0.958687945010323">
                <text:p>0.958687945010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0.936752701268015">
                <text:p>0.9367527012680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0.953196477122153">
                <text:p>0.953196477122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">
                <text:p>18</text:p>
              </table:table-cell>
              <table:table-cell office:value-type="float" office:value="0.947583777442223">
                <text:p>0.9475837774422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">
                <text:p>19</text:p>
              </table:table-cell>
              <table:table-cell office:value-type="float" office:value="0.957456967111954">
                <text:p>0.957456967111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0.939101668503211">
                <text:p>0.9391016685032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0.951406792977995">
                <text:p>0.951406792977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944195005178235">
                <text:p>0.9441950051782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947148726888712">
                <text:p>0.9471487268887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957418970793979">
                <text:p>0.957418970793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943500040306211">
                <text:p>0.943500040306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  <table:table-cell office:value-type="float" office:value="0.960473133330235">
                <text:p>0.960473133330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">
                <text:p>21</text:p>
              </table:table-cell>
              <table:table-cell office:value-type="float" office:value="0.948168919682202">
                <text:p>0.9481689196822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">
                <text:p>22</text:p>
              </table:table-cell>
              <table:table-cell office:value-type="float" office:value="0.960326542458302">
                <text:p>0.9603265424583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0.937603437875119">
                <text:p>0.937603437875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94181984138558">
                <text:p>0.941819841385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0.965833007006893">
                <text:p>0.965833007006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0.941352964413255">
                <text:p>0.941352964413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">
                <text:p>23</text:p>
              </table:table-cell>
              <table:table-cell office:value-type="float" office:value="0.915059767524399">
                <text:p>0.9150597675243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0.943145570233309">
                <text:p>0.9431455702333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0.934238472503224">
                <text:p>0.934238472503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">
                <text:p>24</text:p>
              </table:table-cell>
              <table:table-cell office:value-type="float" office:value="0.94728060191537">
                <text:p>0.94728060191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0.941201973940363">
                <text:p>0.9412019739403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0.92492725078535">
                <text:p>0.924927250785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0.927462972198348">
                <text:p>0.9274629721983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0.931699337695244">
                <text:p>0.9316993376952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0.93752710400607">
                <text:p>0.93752710400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">
                <text:p>26</text:p>
              </table:table-cell>
              <table:table-cell office:value-type="float" office:value="0.945996060777065">
                <text:p>0.9459960607770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0.934665507705658">
                <text:p>0.934665507705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0.947473131401614">
                <text:p>0.9474731314016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0.927483252683126">
                <text:p>0.927483252683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.906239154437126">
                <text:p>0.906239154437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">
                <text:p>28</text:p>
              </table:table-cell>
              <table:table-cell office:value-type="float" office:value="0.908939552296056">
                <text:p>0.9089395522960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0.941073862526764">
                <text:p>0.9410738625267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0.910644179074539">
                <text:p>0.910644179074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0.922007039847931">
                <text:p>0.922007039847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0.917743326826313">
                <text:p>0.917743326826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0.928499578641298">
                <text:p>0.9284995786412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">
                <text:p>30</text:p>
              </table:table-cell>
              <table:table-cell office:value-type="float" office:value="0.934053127371875">
                <text:p>0.9340531273718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.913815610023351">
                <text:p>0.913815610023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">
                <text:p>31</text:p>
              </table:table-cell>
              <table:table-cell office:value-type="float" office:value="0.91561708265456">
                <text:p>0.915617082654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0.915044920184209">
                <text:p>0.915044920184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0.915921412843657">
                <text:p>0.9159214128436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">
                <text:p>32</text:p>
              </table:table-cell>
              <table:table-cell office:value-type="float" office:value="0.935953956649013">
                <text:p>0.935953956649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">
                <text:p>32</text:p>
              </table:table-cell>
              <table:table-cell office:value-type="float" office:value="0.930966479520754">
                <text:p>0.9309664795207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0.935761245764854">
                <text:p>0.9357612457648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0.89976987907632">
                <text:p>0.89976987907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">
                <text:p>33</text:p>
              </table:table-cell>
              <table:table-cell office:value-type="float" office:value="0.917805413294613">
                <text:p>0.917805413294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  <table:table-cell office:value-type="float" office:value="0.922081030836971">
                <text:p>0.9220810308369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0.9153553763688">
                <text:p>0.91535537636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0.937954619066564">
                <text:p>0.9379546190665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">
                <text:p>34</text:p>
              </table:table-cell>
              <table:table-cell office:value-type="float" office:value="0.916830350327555">
                <text:p>0.9168303503275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">
                <text:p>35</text:p>
              </table:table-cell>
              <table:table-cell office:value-type="float" office:value="0.905246401737495">
                <text:p>0.9052464017374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0.921140813430873">
                <text:p>0.921140813430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.926903063406777">
                <text:p>0.926903063406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0.882236641859005">
                <text:p>0.882236641859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0.908880731232631">
                <text:p>0.9088807312326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0.89448655530083">
                <text:p>0.894486555300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0.920499132586859">
                <text:p>0.920499132586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">
                <text:p>37</text:p>
              </table:table-cell>
              <table:table-cell office:value-type="float" office:value="0.904883055971215">
                <text:p>0.9048830559712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">
                <text:p>37</text:p>
              </table:table-cell>
              <table:table-cell office:value-type="float" office:value="0.908537843492047">
                <text:p>0.908537843492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">
                <text:p>38</text:p>
              </table:table-cell>
              <table:table-cell office:value-type="float" office:value="0.89749997872514">
                <text:p>0.897499978725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">
                <text:p>38</text:p>
              </table:table-cell>
              <table:table-cell office:value-type="float" office:value="0.864759279975595">
                <text:p>0.864759279975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">
                <text:p>38</text:p>
              </table:table-cell>
              <table:table-cell office:value-type="float" office:value="0.880062265548419">
                <text:p>0.8800622655484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">
                <text:p>39</text:p>
              </table:table-cell>
              <table:table-cell office:value-type="float" office:value="0.889915001226241">
                <text:p>0.889915001226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">
                <text:p>39</text:p>
              </table:table-cell>
              <table:table-cell office:value-type="float" office:value="0.899886668684334">
                <text:p>0.899886668684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0.906941293168105">
                <text:p>0.906941293168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0.894988152501688">
                <text:p>0.8949881525016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">
                <text:p>40</text:p>
              </table:table-cell>
              <table:table-cell office:value-type="float" office:value="0.897117153232022">
                <text:p>0.897117153232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0.889254604291803">
                <text:p>0.8892546042918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1">
                <text:p>41</text:p>
              </table:table-cell>
              <table:table-cell office:value-type="float" office:value="0.898604581272125">
                <text:p>0.898604581272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1">
                <text:p>41</text:p>
              </table:table-cell>
              <table:table-cell office:value-type="float" office:value="0.903834358334838">
                <text:p>0.9038343583348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">
                <text:p>41</text:p>
              </table:table-cell>
              <table:table-cell office:value-type="float" office:value="0.898532424547387">
                <text:p>0.8985324245473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0.901140082640733">
                <text:p>0.90114008264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2">
                <text:p>42</text:p>
              </table:table-cell>
              <table:table-cell office:value-type="float" office:value="0.840681376859141">
                <text:p>0.840681376859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2">
                <text:p>42</text:p>
              </table:table-cell>
              <table:table-cell office:value-type="float" office:value="0.863772666229143">
                <text:p>0.863772666229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">
                <text:p>43</text:p>
              </table:table-cell>
              <table:table-cell office:value-type="float" office:value="0.863730442358397">
                <text:p>0.863730442358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">
                <text:p>43</text:p>
              </table:table-cell>
              <table:table-cell office:value-type="float" office:value="0.898227682465813">
                <text:p>0.898227682465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">
                <text:p>43</text:p>
              </table:table-cell>
              <table:table-cell office:value-type="float" office:value="0.848701020683178">
                <text:p>0.848701020683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872294041297582">
                <text:p>0.8722940412975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0.904950958711411">
                <text:p>0.9049509587114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0.852381974737062">
                <text:p>0.8523819747370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">
                <text:p>45</text:p>
              </table:table-cell>
              <table:table-cell office:value-type="float" office:value="0.883375643181476">
                <text:p>0.883375643181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0.875998896916698">
                <text:p>0.87599889691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">
                <text:p>45</text:p>
              </table:table-cell>
              <table:table-cell office:value-type="float" office:value="0.88459751987968">
                <text:p>0.88459751987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">
                <text:p>46</text:p>
              </table:table-cell>
              <table:table-cell office:value-type="float" office:value="0.855916751625515">
                <text:p>0.855916751625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">
                <text:p>46</text:p>
              </table:table-cell>
              <table:table-cell office:value-type="float" office:value="0.898595159555701">
                <text:p>0.8985951595557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">
                <text:p>46</text:p>
              </table:table-cell>
              <table:table-cell office:value-type="float" office:value="0.842823775858724">
                <text:p>0.842823775858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0.863628685681871">
                <text:p>0.8636286856818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">
                <text:p>47</text:p>
              </table:table-cell>
              <table:table-cell office:value-type="float" office:value="0.880576711682133">
                <text:p>0.880576711682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">
                <text:p>47</text:p>
              </table:table-cell>
              <table:table-cell office:value-type="float" office:value="0.885269712373838">
                <text:p>0.8852697123738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8">
                <text:p>48</text:p>
              </table:table-cell>
              <table:table-cell office:value-type="float" office:value="0.876328843764663">
                <text:p>0.876328843764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8">
                <text:p>48</text:p>
              </table:table-cell>
              <table:table-cell office:value-type="float" office:value="0.855843038647246">
                <text:p>0.8558430386472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  <table:table-cell office:value-type="float" office:value="0.870581529714604">
                <text:p>0.870581529714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">
                <text:p>49</text:p>
              </table:table-cell>
              <table:table-cell office:value-type="float" office:value="0.865357725693292">
                <text:p>0.865357725693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9">
                <text:p>49</text:p>
              </table:table-cell>
              <table:table-cell office:value-type="float" office:value="0.865375237741159">
                <text:p>0.865375237741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0.88238209161465">
                <text:p>0.882382091614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">
                <text:p>50</text:p>
              </table:table-cell>
              <table:table-cell office:value-type="float" office:value="0.860404979373893">
                <text:p>0.8604049793738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">
                <text:p>50</text:p>
              </table:table-cell>
              <table:table-cell office:value-type="float" office:value="0.82574516557038">
                <text:p>0.825745165570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">
                <text:p>50</text:p>
              </table:table-cell>
              <table:table-cell office:value-type="float" office:value="0.872109416567591">
                <text:p>0.8721094165675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0.876017632347365">
                <text:p>0.876017632347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">
                <text:p>51</text:p>
              </table:table-cell>
              <table:table-cell office:value-type="float" office:value="0.82380436834957">
                <text:p>0.823804368349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  <table:table-cell office:value-type="float" office:value="0.839318921298114">
                <text:p>0.8393189212981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">
                <text:p>52</text:p>
              </table:table-cell>
              <table:table-cell office:value-type="float" office:value="0.853302125081923">
                <text:p>0.8533021250819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">
                <text:p>52</text:p>
              </table:table-cell>
              <table:table-cell office:value-type="float" office:value="0.800521451615201">
                <text:p>0.8005214516152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2">
                <text:p>52</text:p>
              </table:table-cell>
              <table:table-cell office:value-type="float" office:value="0.804847497796651">
                <text:p>0.8048474977966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">
                <text:p>53</text:p>
              </table:table-cell>
              <table:table-cell office:value-type="float" office:value="0.859043876525711">
                <text:p>0.859043876525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0.84817345956218">
                <text:p>0.84817345956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3">
                <text:p>53</text:p>
              </table:table-cell>
              <table:table-cell office:value-type="float" office:value="0.77642162407969">
                <text:p>0.776421624079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">
                <text:p>54</text:p>
              </table:table-cell>
              <table:table-cell office:value-type="float" office:value="0.809358008454884">
                <text:p>0.809358008454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4">
                <text:p>54</text:p>
              </table:table-cell>
              <table:table-cell office:value-type="float" office:value="0.852655846885756">
                <text:p>0.8526558468857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">
                <text:p>54</text:p>
              </table:table-cell>
              <table:table-cell office:value-type="float" office:value="0.853635522691535">
                <text:p>0.8536355226915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0.800013000388468">
                <text:p>0.800013000388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">
                <text:p>55</text:p>
              </table:table-cell>
              <table:table-cell office:value-type="float" office:value="0.784521145601636">
                <text:p>0.7845211456016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5">
                <text:p>55</text:p>
              </table:table-cell>
              <table:table-cell office:value-type="float" office:value="0.849133076240702">
                <text:p>0.849133076240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0.846438367820636">
                <text:p>0.846438367820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">
                <text:p>56</text:p>
              </table:table-cell>
              <table:table-cell office:value-type="float" office:value="0.847591510348055">
                <text:p>0.8475915103480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">
                <text:p>56</text:p>
              </table:table-cell>
              <table:table-cell office:value-type="float" office:value="0.847692027215162">
                <text:p>0.847692027215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7">
                <text:p>57</text:p>
              </table:table-cell>
              <table:table-cell office:value-type="float" office:value="0.8316799417608">
                <text:p>0.83167994176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">
                <text:p>57</text:p>
              </table:table-cell>
              <table:table-cell office:value-type="float" office:value="0.807038684371746">
                <text:p>0.8070386843717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  <table:table-cell office:value-type="float" office:value="0.830864152706427">
                <text:p>0.830864152706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">
                <text:p>58</text:p>
              </table:table-cell>
              <table:table-cell office:value-type="float" office:value="0.644032038685975">
                <text:p>0.644032038685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8">
                <text:p>58</text:p>
              </table:table-cell>
              <table:table-cell office:value-type="float" office:value="0.820426056585254">
                <text:p>0.8204260565852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">
                <text:p>58</text:p>
              </table:table-cell>
              <table:table-cell office:value-type="float" office:value="0.841794319756844">
                <text:p>0.8417943197568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">
                <text:p>59</text:p>
              </table:table-cell>
              <table:table-cell office:value-type="float" office:value="0.84303505838237">
                <text:p>0.843035058382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">
                <text:p>59</text:p>
              </table:table-cell>
              <table:table-cell office:value-type="float" office:value="0.783749414621147">
                <text:p>0.7837494146211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">
                <text:p>59</text:p>
              </table:table-cell>
              <table:table-cell office:value-type="float" office:value="0.816487664261262">
                <text:p>0.8164876642612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">
                <text:p>60</text:p>
              </table:table-cell>
              <table:table-cell office:value-type="float" office:value="0.801549547021142">
                <text:p>0.8015495470211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0">
                <text:p>60</text:p>
              </table:table-cell>
              <table:table-cell office:value-type="float" office:value="0.814698549245486">
                <text:p>0.814698549245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0.830891852912338">
                <text:p>0.8308918529123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">
                <text:p>61</text:p>
              </table:table-cell>
              <table:table-cell office:value-type="float" office:value="0.67232930927602">
                <text:p>0.67232930927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">
                <text:p>61</text:p>
              </table:table-cell>
              <table:table-cell office:value-type="float" office:value="0.830162358401377">
                <text:p>0.8301623584013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">
                <text:p>61</text:p>
              </table:table-cell>
              <table:table-cell office:value-type="float" office:value="0.713455878557529">
                <text:p>0.7134558785575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">
                <text:p>62</text:p>
              </table:table-cell>
              <table:table-cell office:value-type="float" office:value="0.756814100414342">
                <text:p>0.756814100414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0.773759116165214">
                <text:p>0.7737591161652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">
                <text:p>62</text:p>
              </table:table-cell>
              <table:table-cell office:value-type="float" office:value="0.779247980877091">
                <text:p>0.7792479808770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0.78683925450873">
                <text:p>0.78683925450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3">
                <text:p>63</text:p>
              </table:table-cell>
              <table:table-cell office:value-type="float" office:value="0.815075176393033">
                <text:p>0.8150751763930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3">
                <text:p>63</text:p>
              </table:table-cell>
              <table:table-cell office:value-type="float" office:value="0.785550179302943">
                <text:p>0.7855501793029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4">
                <text:p>64</text:p>
              </table:table-cell>
              <table:table-cell office:value-type="float" office:value="0.80981569201755">
                <text:p>0.809815692017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4">
                <text:p>64</text:p>
              </table:table-cell>
              <table:table-cell office:value-type="float" office:value="0.801129505526825">
                <text:p>0.8011295055268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4">
                <text:p>64</text:p>
              </table:table-cell>
              <table:table-cell office:value-type="float" office:value="0.803295085261037">
                <text:p>0.803295085261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